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2.19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5" table:number-columns-repeated="20" table:default-cell-style-name="Default"/>
        <table:table-column table:style-name="co7" table:default-cell-style-name="Default"/>
        <table:table-column table:style-name="co5" table:number-columns-repeated="24" table:default-cell-style-name="Default"/>
        <table:table-column table:style-name="co8" table:default-cell-style-name="Default"/>
        <table:table-column table:style-name="co5" table:number-columns-repeated="17" table:default-cell-style-name="Default"/>
        <table:table-column table:style-name="co8" table:default-cell-style-name="Default"/>
        <table:table-column table:style-name="co5" table:number-columns-repeated="17" table:default-cell-style-name="Default"/>
        <table:table-column table:style-name="co8" table:default-cell-style-name="Default"/>
        <table:table-column table:style-name="co5" table:number-columns-repeated="20" table:default-cell-style-name="Default"/>
        <table:table-column table:style-name="co7" table:default-cell-style-name="Default"/>
        <table:table-column table:style-name="co5" table:number-columns-repeated="3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166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147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147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7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7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7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7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147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147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7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7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7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7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147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147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147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147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7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7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147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147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147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147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147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147"/>
        </table:table-row>
        <table:table-row table:style-name="ro1">
          <table:table-cell office:value-type="float" office:value="4">
            <text:p>4</text:p>
          </table:table-cell>
          <table:table-cell table:number-columns-repeated="166"/>
        </table:table-row>
        <table:table-row table:style-name="ro1">
          <table:table-cell office:value-type="string">
            <text:p>modified data: </text:p>
          </table:table-cell>
          <table:table-cell table:number-columns-repeated="166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147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147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7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7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7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7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147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147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7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7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7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7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147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147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147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147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7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7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147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147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147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141"/>
          <table:table-cell>
            <draw:frame table:end-cell-address="Sheet1.FK75" table:end-x="2.225cm" table:end-y="0.351cm" draw:z-index="0" draw:style-name="gr1" svg:width="13.345cm" svg:height="11.677cm" svg:x="0.101cm" svg:y="0.371cm">
              <draw:object draw:notify-on-update-of-ranges="Sheet1.B60:Sheet1.FE60 Sheet1.B61:Sheet1.FE61 Sheet1.B62:Sheet1.FE62 Sheet1.B63:Sheet1.FE63 Sheet1.B64:Sheet1.FE64 Sheet1.B65:Sheet1.FE65 Sheet1.B66:Sheet1.FE66 Sheet1.B67:Sheet1.FE67 Sheet1.B68:Sheet1.FE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146"/>
          <table:table-cell>
            <draw:frame table:end-cell-address="Sheet1.FQ75" table:end-x="0.907cm" table:end-y="0.332cm" draw:z-index="1" draw:style-name="gr1" svg:width="13.21cm" svg:height="11.559cm" svg:x="1.245cm" svg:y="0.02cm">
              <draw:object draw:notify-on-update-of-ranges="Sheet1.B86:Sheet1.FE86 Sheet1.B87:Sheet1.FE87 Sheet1.B88:Sheet1.FE88 Sheet1.B89:Sheet1.FE89 Sheet1.B90:Sheet1.FE90 Sheet1.B91:Sheet1.FE91 Sheet1.B92:Sheet1.FE92 Sheet1.B93:Sheet1.FE93 Sheet1.B94:Sheet1.FE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147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163"/>
        </table:table-row>
        <table:table-row table:style-name="ro1">
          <table:table-cell office:value-type="string">
            <text:p>Weight: <text:s/>light</text:p>
          </table:table-cell>
          <table:table-cell table:number-columns-repeated="166"/>
        </table:table-row>
        <table:table-row table:style-name="ro1">
          <table:table-cell office:value-type="string">
            <text:p>Time: <text:s/>sudden</text:p>
          </table:table-cell>
          <table:table-cell table:number-columns-repeated="166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166"/>
        </table:table-row>
        <table:table-row table:style-name="ro1">
          <table:table-cell office:value-type="string">
            <text:p>Flow: <text:s/>free</text:p>
          </table:table-cell>
          <table:table-cell table:number-columns-repeated="166"/>
        </table:table-row>
        <table:table-row table:style-name="ro1">
          <table:table-cell table:number-columns-repeated="167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166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166"/>
        </table:table-row>
        <table:table-row table:style-name="ro1">
          <table:table-cell office:value-type="string">
            <text:p>[82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table:number-columns-repeated="2" office:value-type="float" office:value="95">
            <text:p>95</text:p>
          </table:table-cell>
          <table:table-cell office:value-type="float" office:value="89">
            <text:p>89</text:p>
          </table:table-cell>
          <table:table-cell table:number-columns-repeated="2"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110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office:value-type="float" office:value="148">
            <text:p>148</text:p>
          </table:table-cell>
          <table:table-cell office:value-type="float" office:value="134">
            <text:p>134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string">
            <text:p><text:s/>30]</text:p>
          </table:table-cell>
          <table:table-cell table:number-columns-repeated="5"/>
        </table:table-row>
        <table:table-row table:style-name="ro1">
          <table:table-cell office:value-type="string">
            <text:p>[16</text:p>
          </table:table-cell>
          <table:table-cell table:number-columns-repeated="9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1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<text:s/>16]</text:p>
          </table:table-cell>
          <table:table-cell table:number-columns-repeated="5"/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number-columns-repeated="2"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5"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5"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5"/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5"/>
        </table:table-row>
        <table:table-row table:style-name="ro1">
          <table:table-cell office:value-type="string">
            <text:p>[102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number-columns-repeated="2"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2" office:value-type="float" office:value="81">
            <text:p>81</text:p>
          </table:table-cell>
          <table:table-cell office:value-type="float" office:value="85">
            <text:p>85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table:number-columns-repeated="111"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string">
            <text:p><text:s/>154]</text:p>
          </table:table-cell>
          <table:table-cell table:number-columns-repeated="5"/>
        </table:table-row>
        <table:table-row table:style-name="ro1">
          <table:table-cell office:value-type="string">
            <text:p>[163</text:p>
          </table:table-cell>
          <table:table-cell table:number-columns-repeated="10"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74">
            <text:p>174</text:p>
          </table:table-cell>
          <table:table-cell table:number-columns-repeated="4" office:value-type="float" office:value="175">
            <text:p>175</text:p>
          </table:table-cell>
          <table:table-cell table:number-columns-repeated="14"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office:value-type="float" office:value="169">
            <text:p>169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office:value-type="float" office:value="137">
            <text:p>13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76">
            <text:p>176</text:p>
          </table:table-cell>
          <table:table-cell table:number-columns-repeated="1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office:value-type="string">
            <text:p><text:s/>163]</text:p>
          </table:table-cell>
          <table:table-cell table:number-columns-repeated="5"/>
        </table:table-row>
        <table:table-row table:style-name="ro1">
          <table:table-cell office:value-type="string">
            <text:p>[90</text:p>
          </table:table-cell>
          <table:table-cell table:number-columns-repeated="36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5"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5"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5"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5"/>
        </table:table-row>
        <table:table-row table:style-name="ro1">
          <table:table-cell office:value-type="string">
            <text:p>[89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5"/>
        </table:table-row>
        <table:table-row table:style-name="ro1">
          <table:table-cell office:value-type="string">
            <text:p>[151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]</text:p>
          </table:table-cell>
          <table:table-cell table:number-columns-repeated="5"/>
        </table:table-row>
        <table:table-row table:style-name="ro1">
          <table:table-cell office:value-type="string">
            <text:p>[73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]</text:p>
          </table:table-cell>
          <table:table-cell table:number-columns-repeated="5"/>
        </table:table-row>
        <table:table-row table:style-name="ro1">
          <table:table-cell office:value-type="string">
            <text:p>[8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]</text:p>
          </table:table-cell>
          <table:table-cell table:number-columns-repeated="5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5"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5"/>
        </table:table-row>
        <table:table-row table:style-name="ro1">
          <table:table-cell office:value-type="string">
            <text:p>[91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5"/>
        </table:table-row>
        <table:table-row table:style-name="ro1">
          <table:table-cell office:value-type="string">
            <text:p>[28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]</text:p>
          </table:table-cell>
          <table:table-cell table:number-columns-repeated="5"/>
        </table:table-row>
        <table:table-row table:style-name="ro1">
          <table:table-cell office:value-type="string">
            <text:p>[107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]</text:p>
          </table:table-cell>
          <table:table-cell table:number-columns-repeated="5"/>
        </table:table-row>
        <table:table-row table:style-name="ro1">
          <table:table-cell office:value-type="string">
            <text:p>[101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]</text:p>
          </table:table-cell>
          <table:table-cell table:number-columns-repeated="5"/>
        </table:table-row>
        <table:table-row table:style-name="ro1">
          <table:table-cell office:value-type="string">
            <text:p>[9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5"/>
        </table:table-row>
        <table:table-row table:style-name="ro1">
          <table:table-cell office:value-type="string">
            <text:p>[225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166"/>
        </table:table-row>
        <table:table-row table:style-name="ro1">
          <table:table-cell office:value-type="float" office:value="7">
            <text:p>7</text:p>
          </table:table-cell>
          <table:table-cell table:number-columns-repeated="166"/>
        </table:table-row>
        <table:table-row table:style-name="ro1">
          <table:table-cell office:value-type="string">
            <text:p>[71.875</text:p>
          </table:table-cell>
          <table:table-cell office:value-type="float" office:value="81.71875">
            <text:p>81.72</text:p>
          </table:table-cell>
          <table:table-cell office:value-type="float" office:value="91.09375">
            <text:p>91.09</text:p>
          </table:table-cell>
          <table:table-cell office:value-type="float" office:value="104.5">
            <text:p>104.5</text:p>
          </table:table-cell>
          <table:table-cell office:value-type="float" office:value="118.28125">
            <text:p>118.28</text:p>
          </table:table-cell>
          <table:table-cell office:value-type="float" office:value="132.53125">
            <text:p>132.53</text:p>
          </table:table-cell>
          <table:table-cell office:value-type="float" office:value="145.46875">
            <text:p>145.47</text:p>
          </table:table-cell>
          <table:table-cell office:value-type="float" office:value="157.09375">
            <text:p>157.09</text:p>
          </table:table-cell>
          <table:table-cell office:value-type="float" office:value="171.53125">
            <text:p>171.53</text:p>
          </table:table-cell>
          <table:table-cell office:value-type="float" office:value="174.71875">
            <text:p>174.72</text:p>
          </table:table-cell>
          <table:table-cell office:value-type="float" office:value="180.84375">
            <text:p>180.84</text:p>
          </table:table-cell>
          <table:table-cell office:value-type="float" office:value="175.5625">
            <text:p>175.56</text:p>
          </table:table-cell>
          <table:table-cell office:value-type="float" office:value="166.9375">
            <text:p>166.94</text:p>
          </table:table-cell>
          <table:table-cell office:value-type="float" office:value="152">
            <text:p>152</text:p>
          </table:table-cell>
          <table:table-cell office:value-type="float" office:value="131.28125">
            <text:p>131.28</text:p>
          </table:table-cell>
          <table:table-cell office:value-type="float" office:value="112">
            <text:p>112</text:p>
          </table:table-cell>
          <table:table-cell office:value-type="float" office:value="97.90625">
            <text:p>97.91</text:p>
          </table:table-cell>
          <table:table-cell office:value-type="float" office:value="84.6875">
            <text:p>84.69</text:p>
          </table:table-cell>
          <table:table-cell office:value-type="float" office:value="81.96875">
            <text:p>81.97</text:p>
          </table:table-cell>
          <table:table-cell office:value-type="float" office:value="75.875">
            <text:p>75.88</text:p>
          </table:table-cell>
          <table:table-cell office:value-type="float" office:value="76.0625">
            <text:p>76.06</text:p>
          </table:table-cell>
          <table:table-cell office:value-type="float" office:value="77.5625">
            <text:p>77.56</text:p>
          </table:table-cell>
          <table:table-cell office:value-type="float" office:value="79.40625">
            <text:p>79.41</text:p>
          </table:table-cell>
          <table:table-cell office:value-type="float" office:value="85.0625">
            <text:p>85.06</text:p>
          </table:table-cell>
          <table:table-cell office:value-type="float" office:value="90.6875">
            <text:p>90.69</text:p>
          </table:table-cell>
          <table:table-cell office:value-type="float" office:value="94.28125">
            <text:p>94.28</text:p>
          </table:table-cell>
          <table:table-cell office:value-type="float" office:value="96.125">
            <text:p>96.13</text:p>
          </table:table-cell>
          <table:table-cell office:value-type="float" office:value="96.875">
            <text:p>96.88</text:p>
          </table:table-cell>
          <table:table-cell office:value-type="float" office:value="96.6875">
            <text:p>96.69</text:p>
          </table:table-cell>
          <table:table-cell office:value-type="float" office:value="96.125">
            <text:p>96.13</text:p>
          </table:table-cell>
          <table:table-cell office:value-type="float" office:value="95.75">
            <text:p>95.75</text:p>
          </table:table-cell>
          <table:table-cell office:value-type="float" office:value="95.5625">
            <text:p>95.56</text:p>
          </table:table-cell>
          <table:table-cell office:value-type="float" office:value="95.28125">
            <text:p>95.28</text:p>
          </table:table-cell>
          <table:table-cell office:value-type="float" office:value="95.09375">
            <text:p>95.09</text:p>
          </table:table-cell>
          <table:table-cell table:number-columns-repeated="94" office:value-type="float" office:value="95">
            <text:p>95</text:p>
          </table:table-cell>
          <table:table-cell office:value-type="float" office:value="94.90625">
            <text:p>94.91</text:p>
          </table:table-cell>
          <table:table-cell office:value-type="float" office:value="94.4375">
            <text:p>94.44</text:p>
          </table:table-cell>
          <table:table-cell office:value-type="float" office:value="93.78125">
            <text:p>93.78</text:p>
          </table:table-cell>
          <table:table-cell office:value-type="float" office:value="92.9375">
            <text:p>92.94</text:p>
          </table:table-cell>
          <table:table-cell office:value-type="float" office:value="91.8125">
            <text:p>91.81</text:p>
          </table:table-cell>
          <table:table-cell office:value-type="float" office:value="89.46875">
            <text:p>89.47</text:p>
          </table:table-cell>
          <table:table-cell office:value-type="float" office:value="87.03125">
            <text:p>87.03</text:p>
          </table:table-cell>
          <table:table-cell office:value-type="float" office:value="85.53125">
            <text:p>85.53</text:p>
          </table:table-cell>
          <table:table-cell office:value-type="float" office:value="86.625">
            <text:p>86.63</text:p>
          </table:table-cell>
          <table:table-cell office:value-type="float" office:value="92">
            <text:p>92</text:p>
          </table:table-cell>
          <table:table-cell office:value-type="float" office:value="100.96875">
            <text:p>100.97</text:p>
          </table:table-cell>
          <table:table-cell office:value-type="float" office:value="114.375">
            <text:p>114.38</text:p>
          </table:table-cell>
          <table:table-cell office:value-type="float" office:value="130.96875">
            <text:p>130.97</text:p>
          </table:table-cell>
          <table:table-cell office:value-type="float" office:value="147.8125">
            <text:p>147.81</text:p>
          </table:table-cell>
          <table:table-cell office:value-type="float" office:value="162.625">
            <text:p>162.63</text:p>
          </table:table-cell>
          <table:table-cell office:value-type="float" office:value="179.5">
            <text:p>179.5</text:p>
          </table:table-cell>
          <table:table-cell office:value-type="float" office:value="184.5625">
            <text:p>184.56</text:p>
          </table:table-cell>
          <table:table-cell office:value-type="float" office:value="175.96875">
            <text:p>175.97</text:p>
          </table:table-cell>
          <table:table-cell office:value-type="float" office:value="163.5625">
            <text:p>163.56</text:p>
          </table:table-cell>
          <table:table-cell office:value-type="float" office:value="145.34375">
            <text:p>145.34</text:p>
          </table:table-cell>
          <table:table-cell office:value-type="float" office:value="119.25">
            <text:p>119.25</text:p>
          </table:table-cell>
          <table:table-cell office:value-type="float" office:value="49.625">
            <text:p>49.63</text:p>
          </table:table-cell>
          <table:table-cell office:value-type="float" office:value="15.28125">
            <text:p>15.28</text:p>
          </table:table-cell>
          <table:table-cell office:value-type="float" office:value="40.03125">
            <text:p>40.03</text:p>
          </table:table-cell>
          <table:table-cell office:value-type="float" office:value="25.6875">
            <text:p>25.69</text:p>
          </table:table-cell>
          <table:table-cell office:value-type="float" office:value="152.125">
            <text:p>152.13</text:p>
          </table:table-cell>
          <table:table-cell office:value-type="float" office:value="155.53125">
            <text:p>155.53</text:p>
          </table:table-cell>
          <table:table-cell office:value-type="float" office:value="200.21875">
            <text:p>200.22</text:p>
          </table:table-cell>
          <table:table-cell office:value-type="float" office:value="191.5625">
            <text:p>191.56</text:p>
          </table:table-cell>
          <table:table-cell office:value-type="float" office:value="132.1875">
            <text:p>132.19</text:p>
          </table:table-cell>
          <table:table-cell office:value-type="float" office:value="98.65625">
            <text:p>98.66</text:p>
          </table:table-cell>
          <table:table-cell office:value-type="float" office:value="65.625">
            <text:p>65.63</text:p>
          </table:table-cell>
          <table:table-cell office:value-type="float" office:value="42">
            <text:p>42</text:p>
          </table:table-cell>
          <table:table-cell office:value-type="string">
            <text:p><text:s/>9.375]</text:p>
          </table:table-cell>
          <table:table-cell table:number-columns-repeated="5"/>
        </table:table-row>
        <table:table-row table:style-name="ro1">
          <table:table-cell office:value-type="string">
            <text:p>[16.0</text:p>
          </table:table-cell>
          <table:table-cell office:value-type="float" office:value="16">
            <text:p>16</text:p>
          </table:table-cell>
          <table:table-cell office:value-type="float" office:value="16.09375">
            <text:p>16.09</text:p>
          </table:table-cell>
          <table:table-cell office:value-type="float" office:value="16.1875">
            <text:p>16.19</text:p>
          </table:table-cell>
          <table:table-cell office:value-type="float" office:value="16.28125">
            <text:p>16.28</text:p>
          </table:table-cell>
          <table:table-cell office:value-type="float" office:value="16.46875">
            <text:p>16.47</text:p>
          </table:table-cell>
          <table:table-cell office:value-type="float" office:value="16.84375">
            <text:p>16.84</text:p>
          </table:table-cell>
          <table:table-cell office:value-type="float" office:value="17.3125">
            <text:p>17.31</text:p>
          </table:table-cell>
          <table:table-cell office:value-type="float" office:value="17.40625">
            <text:p>17.41</text:p>
          </table:table-cell>
          <table:table-cell office:value-type="float" office:value="17.6875">
            <text:p>17.69</text:p>
          </table:table-cell>
          <table:table-cell office:value-type="float" office:value="16.59375">
            <text:p>16.59</text:p>
          </table:table-cell>
          <table:table-cell office:value-type="float" office:value="15.59375">
            <text:p>15.59</text:p>
          </table:table-cell>
          <table:table-cell office:value-type="float" office:value="14.40625">
            <text:p>14.41</text:p>
          </table:table-cell>
          <table:table-cell office:value-type="float" office:value="11.5625">
            <text:p>11.56</text:p>
          </table:table-cell>
          <table:table-cell office:value-type="float" office:value="9.71875">
            <text:p>9.72</text:p>
          </table:table-cell>
          <table:table-cell office:value-type="float" office:value="7.34375">
            <text:p>7.34</text:p>
          </table:table-cell>
          <table:table-cell office:value-type="float" office:value="5.25">
            <text:p>5.25</text:p>
          </table:table-cell>
          <table:table-cell office:value-type="float" office:value="3.3125">
            <text:p>3.31</text:p>
          </table:table-cell>
          <table:table-cell office:value-type="float" office:value="2.84375">
            <text:p>2.84</text:p>
          </table:table-cell>
          <table:table-cell office:value-type="float" office:value="0.84375">
            <text:p>0.84</text:p>
          </table:table-cell>
          <table:table-cell office:value-type="float" office:value="1.5">
            <text:p>1.5</text:p>
          </table:table-cell>
          <table:table-cell office:value-type="float" office:value="1.59375">
            <text:p>1.59</text:p>
          </table:table-cell>
          <table:table-cell office:value-type="float" office:value="1.40625">
            <text:p>1.41</text:p>
          </table:table-cell>
          <table:table-cell office:value-type="float" office:value="3.15625">
            <text:p>3.16</text:p>
          </table:table-cell>
          <table:table-cell office:value-type="float" office:value="3.71875">
            <text:p>3.72</text:p>
          </table:table-cell>
          <table:table-cell office:value-type="float" office:value="4.1875">
            <text:p>4.19</text:p>
          </table:table-cell>
          <table:table-cell office:value-type="float" office:value="5.1875">
            <text:p>5.19</text:p>
          </table:table-cell>
          <table:table-cell office:value-type="float" office:value="5.09375">
            <text:p>5.09</text:p>
          </table:table-cell>
          <table:table-cell office:value-type="float" office:value="5.46875">
            <text:p>5.47</text:p>
          </table:table-cell>
          <table:table-cell office:value-type="float" office:value="5.375">
            <text:p>5.38</text:p>
          </table:table-cell>
          <table:table-cell office:value-type="float" office:value="4.625">
            <text:p>4.63</text:p>
          </table:table-cell>
          <table:table-cell office:value-type="float" office:value="3.875">
            <text:p>3.88</text:p>
          </table:table-cell>
          <table:table-cell office:value-type="float" office:value="3.03125">
            <text:p>3.03</text:p>
          </table:table-cell>
          <table:table-cell office:value-type="float" office:value="1.8125">
            <text:p>1.81</text:p>
          </table:table-cell>
          <table:table-cell office:value-type="float" office:value="-0.625">
            <text:p>-0.63</text:p>
          </table:table-cell>
          <table:table-cell office:value-type="float" office:value="-3.0625">
            <text:p>-3.06</text:p>
          </table:table-cell>
          <table:table-cell office:value-type="float" office:value="-4.5625">
            <text:p>-4.56</text:p>
          </table:table-cell>
          <table:table-cell office:value-type="float" office:value="-3.75">
            <text:p>-3.75</text:p>
          </table:table-cell>
          <table:table-cell office:value-type="float" office:value="1.53125">
            <text:p>1.53</text:p>
          </table:table-cell>
          <table:table-cell office:value-type="float" office:value="10.3125">
            <text:p>10.31</text:p>
          </table:table-cell>
          <table:table-cell office:value-type="float" office:value="22.96875">
            <text:p>22.97</text:p>
          </table:table-cell>
          <table:table-cell office:value-type="float" office:value="39.625">
            <text:p>39.63</text:p>
          </table:table-cell>
          <table:table-cell office:value-type="float" office:value="55.25">
            <text:p>55.25</text:p>
          </table:table-cell>
          <table:table-cell office:value-type="float" office:value="67.8125">
            <text:p>67.81</text:p>
          </table:table-cell>
          <table:table-cell office:value-type="float" office:value="81.875">
            <text:p>81.88</text:p>
          </table:table-cell>
          <table:table-cell office:value-type="float" office:value="85.25">
            <text:p>85.25</text:p>
          </table:table-cell>
          <table:table-cell office:value-type="float" office:value="89.46875">
            <text:p>89.47</text:p>
          </table:table-cell>
          <table:table-cell office:value-type="float" office:value="84.5625">
            <text:p>84.56</text:p>
          </table:table-cell>
          <table:table-cell office:value-type="float" office:value="74.71875">
            <text:p>74.72</text:p>
          </table:table-cell>
          <table:table-cell office:value-type="float" office:value="60.125">
            <text:p>60.13</text:p>
          </table:table-cell>
          <table:table-cell office:value-type="float" office:value="38.9375">
            <text:p>38.94</text:p>
          </table:table-cell>
          <table:table-cell office:value-type="float" office:value="18.625">
            <text:p>18.63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6875">
            <text:p>85.69</text:p>
          </table:table-cell>
          <table:table-cell office:value-type="float" office:value="75.375">
            <text:p>75.38</text:p>
          </table:table-cell>
          <table:table-cell office:value-type="float" office:value="60.6875">
            <text:p>60.69</text:p>
          </table:table-cell>
          <table:table-cell office:value-type="float" office:value="39.21875">
            <text:p>39.22</text:p>
          </table:table-cell>
          <table:table-cell office:value-type="float" office:value="18.71875">
            <text:p>18.72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6875">
            <text:p>85.69</text:p>
          </table:table-cell>
          <table:table-cell office:value-type="float" office:value="75.375">
            <text:p>75.38</text:p>
          </table:table-cell>
          <table:table-cell office:value-type="float" office:value="60.6875">
            <text:p>60.69</text:p>
          </table:table-cell>
          <table:table-cell office:value-type="float" office:value="39.21875">
            <text:p>39.22</text:p>
          </table:table-cell>
          <table:table-cell office:value-type="float" office:value="18.71875">
            <text:p>18.72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6875">
            <text:p>85.69</text:p>
          </table:table-cell>
          <table:table-cell office:value-type="float" office:value="75.375">
            <text:p>75.38</text:p>
          </table:table-cell>
          <table:table-cell office:value-type="float" office:value="60.6875">
            <text:p>60.69</text:p>
          </table:table-cell>
          <table:table-cell office:value-type="float" office:value="39.21875">
            <text:p>39.22</text:p>
          </table:table-cell>
          <table:table-cell office:value-type="float" office:value="18.71875">
            <text:p>18.72</text:p>
          </table:table-cell>
          <table:table-cell office:value-type="float" office:value="2.1875">
            <text:p>2.19</text:p>
          </table:table-cell>
          <table:table-cell office:value-type="float" office:value="-13.09375">
            <text:p>-13.09</text:p>
          </table:table-cell>
          <table:table-cell office:value-type="float" office:value="-17.40625">
            <text:p>-17.41</text:p>
          </table:table-cell>
          <table:table-cell office:value-type="float" office:value="-21.78125">
            <text:p>-21.78</text:p>
          </table:table-cell>
          <table:table-cell office:value-type="float" office:value="-15.9375">
            <text:p>-15.94</text:p>
          </table:table-cell>
          <table:table-cell office:value-type="float" office:value="-6.75">
            <text:p>-6.75</text:p>
          </table:table-cell>
          <table:table-cell office:value-type="float" office:value="8.75">
            <text:p>8.75</text:p>
          </table:table-cell>
          <table:table-cell office:value-type="float" office:value="29.40625">
            <text:p>29.41</text:p>
          </table:table-cell>
          <table:table-cell office:value-type="float" office:value="51.03125">
            <text:p>51.03</text:p>
          </table:table-cell>
          <table:table-cell office:value-type="float" office:value="67.09375">
            <text:p>67.09</text:p>
          </table:table-cell>
          <table:table-cell office:value-type="float" office:value="82.71875">
            <text:p>82.72</text:p>
          </table:table-cell>
          <table:table-cell office:value-type="float" office:value="87.03125">
            <text:p>87.03</text:p>
          </table:table-cell>
          <table:table-cell office:value-type="float" office:value="91.0625">
            <text:p>91.06</text:p>
          </table:table-cell>
          <table:table-cell office:value-type="float" office:value="85.78125">
            <text:p>85.78</text:p>
          </table:table-cell>
          <table:table-cell office:value-type="float" office:value="75.375">
            <text:p>75.38</text:p>
          </table:table-cell>
          <table:table-cell office:value-type="float" office:value="61.25">
            <text:p>61.25</text:p>
          </table:table-cell>
          <table:table-cell office:value-type="float" office:value="40.90625">
            <text:p>40.91</text:p>
          </table:table-cell>
          <table:table-cell office:value-type="float" office:value="21.90625">
            <text:p>21.91</text:p>
          </table:table-cell>
          <table:table-cell office:value-type="float" office:value="6.125">
            <text:p>6.13</text:p>
          </table:table-cell>
          <table:table-cell office:value-type="float" office:value="-7">
            <text:p>-7</text:p>
          </table:table-cell>
          <table:table-cell office:value-type="float" office:value="-6.71875">
            <text:p>-6.72</text:p>
          </table:table-cell>
          <table:table-cell office:value-type="float" office:value="-10.6875">
            <text:p>-10.69</text:p>
          </table:table-cell>
          <table:table-cell office:value-type="float" office:value="-4.96875">
            <text:p>-4.97</text:p>
          </table:table-cell>
          <table:table-cell office:value-type="float" office:value="-4.6875">
            <text:p>-4.69</text:p>
          </table:table-cell>
          <table:table-cell office:value-type="float" office:value="-2.96875">
            <text:p>-2.97</text:p>
          </table:table-cell>
          <table:table-cell office:value-type="float" office:value="-1.59375">
            <text:p>-1.59</text:p>
          </table:table-cell>
          <table:table-cell office:value-type="float" office:value="0.59375">
            <text:p>0.59</text:p>
          </table:table-cell>
          <table:table-cell office:value-type="float" office:value="2.6875">
            <text:p>2.69</text:p>
          </table:table-cell>
          <table:table-cell office:value-type="float" office:value="4.71875">
            <text:p>4.72</text:p>
          </table:table-cell>
          <table:table-cell office:value-type="float" office:value="6.5">
            <text:p>6.5</text:p>
          </table:table-cell>
          <table:table-cell office:value-type="float" office:value="6.03125">
            <text:p>6.03</text:p>
          </table:table-cell>
          <table:table-cell office:value-type="float" office:value="5.46875">
            <text:p>5.47</text:p>
          </table:table-cell>
          <table:table-cell office:value-type="float" office:value="5.1875">
            <text:p>5.19</text:p>
          </table:table-cell>
          <table:table-cell office:value-type="float" office:value="5.28125">
            <text:p>5.28</text:p>
          </table:table-cell>
          <table:table-cell office:value-type="float" office:value="4.90625">
            <text:p>4.91</text:p>
          </table:table-cell>
          <table:table-cell office:value-type="float" office:value="4.625">
            <text:p>4.63</text:p>
          </table:table-cell>
          <table:table-cell office:value-type="float" office:value="4.0625">
            <text:p>4.06</text:p>
          </table:table-cell>
          <table:table-cell office:value-type="float" office:value="3.59375">
            <text:p>3.59</text:p>
          </table:table-cell>
          <table:table-cell office:value-type="float" office:value="3.21875">
            <text:p>3.22</text:p>
          </table:table-cell>
          <table:table-cell office:value-type="float" office:value="4.34375">
            <text:p>4.34</text:p>
          </table:table-cell>
          <table:table-cell office:value-type="float" office:value="5.53125">
            <text:p>5.53</text:p>
          </table:table-cell>
          <table:table-cell office:value-type="float" office:value="6.25">
            <text:p>6.25</text:p>
          </table:table-cell>
          <table:table-cell office:value-type="float" office:value="8.71875">
            <text:p>8.72</text:p>
          </table:table-cell>
          <table:table-cell office:value-type="float" office:value="13.75">
            <text:p>13.75</text:p>
          </table:table-cell>
          <table:table-cell office:value-type="float" office:value="16.875">
            <text:p>16.88</text:p>
          </table:table-cell>
          <table:table-cell office:value-type="float" office:value="14.375">
            <text:p>14.38</text:p>
          </table:table-cell>
          <table:table-cell office:value-type="float" office:value="16.09375">
            <text:p>16.09</text:p>
          </table:table-cell>
          <table:table-cell office:value-type="float" office:value="5.1875">
            <text:p>5.19</text:p>
          </table:table-cell>
          <table:table-cell office:value-type="float" office:value="5.375">
            <text:p>5.38</text:p>
          </table:table-cell>
          <table:table-cell office:value-type="float" office:value="1.78125">
            <text:p>1.78</text:p>
          </table:table-cell>
          <table:table-cell office:value-type="float" office:value="1.84375">
            <text:p>1.84</text:p>
          </table:table-cell>
          <table:table-cell office:value-type="float" office:value="7.40625">
            <text:p>7.41</text:p>
          </table:table-cell>
          <table:table-cell office:value-type="float" office:value="9.34375">
            <text:p>9.34</text:p>
          </table:table-cell>
          <table:table-cell office:value-type="float" office:value="12.375">
            <text:p>12.38</text:p>
          </table:table-cell>
          <table:table-cell office:value-type="float" office:value="14.28125">
            <text:p>14.28</text:p>
          </table:table-cell>
          <table:table-cell office:value-type="string">
            <text:p><text:s/>17.5]</text:p>
          </table:table-cell>
          <table:table-cell table:number-columns-repeated="5"/>
        </table:table-row>
        <table:table-row table:style-name="ro1">
          <table:table-cell office:value-type="string">
            <text:p>[90.0</text:p>
          </table:table-cell>
          <table:table-cell table:number-columns-repeated="28" office:value-type="float" office:value="90">
            <text:p>90</text:p>
          </table:table-cell>
          <table:table-cell office:value-type="float" office:value="90.28125">
            <text:p>90.28</text:p>
          </table:table-cell>
          <table:table-cell office:value-type="float" office:value="90.9375">
            <text:p>90.94</text:p>
          </table:table-cell>
          <table:table-cell office:value-type="float" office:value="91.96875">
            <text:p>91.97</text:p>
          </table:table-cell>
          <table:table-cell office:value-type="float" office:value="93.1875">
            <text:p>93.19</text:p>
          </table:table-cell>
          <table:table-cell office:value-type="float" office:value="95.4375">
            <text:p>95.44</text:p>
          </table:table-cell>
          <table:table-cell office:value-type="float" office:value="98.8125">
            <text:p>98.81</text:p>
          </table:table-cell>
          <table:table-cell office:value-type="float" office:value="102.09375">
            <text:p>102.09</text:p>
          </table:table-cell>
          <table:table-cell office:value-type="float" office:value="104.25">
            <text:p>104.25</text:p>
          </table:table-cell>
          <table:table-cell office:value-type="float" office:value="101.34375">
            <text:p>101.34</text:p>
          </table:table-cell>
          <table:table-cell office:value-type="float" office:value="93.21875">
            <text:p>93.22</text:p>
          </table:table-cell>
          <table:table-cell office:value-type="float" office:value="79.6875">
            <text:p>79.69</text:p>
          </table:table-cell>
          <table:table-cell office:value-type="float" office:value="61.34375">
            <text:p>61.34</text:p>
          </table:table-cell>
          <table:table-cell office:value-type="float" office:value="36.40625">
            <text:p>36.41</text:p>
          </table:table-cell>
          <table:table-cell office:value-type="float" office:value="10.90625">
            <text:p>10.91</text:p>
          </table:table-cell>
          <table:table-cell office:value-type="float" office:value="-6.5625">
            <text:p>-6.56</text:p>
          </table:table-cell>
          <table:table-cell office:value-type="float" office:value="-21.65625">
            <text:p>-21.66</text:p>
          </table:table-cell>
          <table:table-cell office:value-type="float" office:value="-29.0625">
            <text:p>-29.06</text:p>
          </table:table-cell>
          <table:table-cell office:value-type="float" office:value="-26.875">
            <text:p>-26.88</text:p>
          </table:table-cell>
          <table:table-cell office:value-type="float" office:value="-25.09375">
            <text:p>-25.09</text:p>
          </table:table-cell>
          <table:table-cell office:value-type="float" office:value="-11.375">
            <text:p>-11.38</text:p>
          </table:table-cell>
          <table:table-cell office:value-type="float" office:value="8.03125">
            <text:p>8.03</text:p>
          </table:table-cell>
          <table:table-cell office:value-type="float" office:value="35.6875">
            <text:p>35.69</text:p>
          </table:table-cell>
          <table:table-cell office:value-type="float" office:value="68">
            <text:p>68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59375">
            <text:p>-26.59</text:p>
          </table:table-cell>
          <table:table-cell office:value-type="float" office:value="-12.40625">
            <text:p>-12.41</text:p>
          </table:table-cell>
          <table:table-cell office:value-type="float" office:value="7.28125">
            <text:p>7.28</text:p>
          </table:table-cell>
          <table:table-cell office:value-type="float" office:value="35.3125">
            <text:p>35.31</text:p>
          </table:table-cell>
          <table:table-cell office:value-type="float" office:value="67.90625">
            <text:p>67.91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59375">
            <text:p>-26.59</text:p>
          </table:table-cell>
          <table:table-cell office:value-type="float" office:value="-12.40625">
            <text:p>-12.41</text:p>
          </table:table-cell>
          <table:table-cell office:value-type="float" office:value="7.28125">
            <text:p>7.28</text:p>
          </table:table-cell>
          <table:table-cell office:value-type="float" office:value="35.3125">
            <text:p>35.31</text:p>
          </table:table-cell>
          <table:table-cell office:value-type="float" office:value="67.90625">
            <text:p>67.91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59375">
            <text:p>-26.59</text:p>
          </table:table-cell>
          <table:table-cell office:value-type="float" office:value="-12.40625">
            <text:p>-12.41</text:p>
          </table:table-cell>
          <table:table-cell office:value-type="float" office:value="7.28125">
            <text:p>7.28</text:p>
          </table:table-cell>
          <table:table-cell office:value-type="float" office:value="35.3125">
            <text:p>35.31</text:p>
          </table:table-cell>
          <table:table-cell office:value-type="float" office:value="67.90625">
            <text:p>67.91</text:p>
          </table:table-cell>
          <table:table-cell office:value-type="float" office:value="94.09375">
            <text:p>94.09</text:p>
          </table:table-cell>
          <table:table-cell office:value-type="float" office:value="117.28125">
            <text:p>117.28</text:p>
          </table:table-cell>
          <table:table-cell office:value-type="float" office:value="122.4375">
            <text:p>122.44</text:p>
          </table:table-cell>
          <table:table-cell office:value-type="float" office:value="128.9375">
            <text:p>128.94</text:p>
          </table:table-cell>
          <table:table-cell office:value-type="float" office:value="119.9375">
            <text:p>119.94</text:p>
          </table:table-cell>
          <table:table-cell office:value-type="float" office:value="104.78125">
            <text:p>104.78</text:p>
          </table:table-cell>
          <table:table-cell office:value-type="float" office:value="83.03125">
            <text:p>83.03</text:p>
          </table:table-cell>
          <table:table-cell office:value-type="float" office:value="50.3125">
            <text:p>50.31</text:p>
          </table:table-cell>
          <table:table-cell office:value-type="float" office:value="16.96875">
            <text:p>16.97</text:p>
          </table:table-cell>
          <table:table-cell office:value-type="float" office:value="-6.21875">
            <text:p>-6.22</text:p>
          </table:table-cell>
          <table:table-cell office:value-type="float" office:value="-23.25">
            <text:p>-23.25</text:p>
          </table:table-cell>
          <table:table-cell office:value-type="float" office:value="-31.6875">
            <text:p>-31.69</text:p>
          </table:table-cell>
          <table:table-cell office:value-type="float" office:value="-29.125">
            <text:p>-29.13</text:p>
          </table:table-cell>
          <table:table-cell office:value-type="float" office:value="-26.875">
            <text:p>-26.88</text:p>
          </table:table-cell>
          <table:table-cell office:value-type="float" office:value="-13.34375">
            <text:p>-13.34</text:p>
          </table:table-cell>
          <table:table-cell office:value-type="float" office:value="5.3125">
            <text:p>5.31</text:p>
          </table:table-cell>
          <table:table-cell office:value-type="float" office:value="32.125">
            <text:p>32.13</text:p>
          </table:table-cell>
          <table:table-cell office:value-type="float" office:value="62.5625">
            <text:p>62.56</text:p>
          </table:table-cell>
          <table:table-cell office:value-type="float" office:value="85.28125">
            <text:p>85.28</text:p>
          </table:table-cell>
          <table:table-cell office:value-type="float" office:value="105.1875">
            <text:p>105.19</text:p>
          </table:table-cell>
          <table:table-cell office:value-type="float" office:value="108.1875">
            <text:p>108.19</text:p>
          </table:table-cell>
          <table:table-cell office:value-type="float" office:value="117.875">
            <text:p>117.88</text:p>
          </table:table-cell>
          <table:table-cell office:value-type="float" office:value="116.71875">
            <text:p>116.72</text:p>
          </table:table-cell>
          <table:table-cell office:value-type="float" office:value="114.71875">
            <text:p>114.72</text:p>
          </table:table-cell>
          <table:table-cell office:value-type="float" office:value="111.6875">
            <text:p>111.69</text:p>
          </table:table-cell>
          <table:table-cell office:value-type="float" office:value="102.90625">
            <text:p>102.91</text:p>
          </table:table-cell>
          <table:table-cell office:value-type="float" office:value="96.0625">
            <text:p>96.06</text:p>
          </table:table-cell>
          <table:table-cell office:value-type="float" office:value="89.96875">
            <text:p>89.97</text:p>
          </table:table-cell>
          <table:table-cell office:value-type="float" office:value="88.40625">
            <text:p>88.41</text:p>
          </table:table-cell>
          <table:table-cell office:value-type="float" office:value="87.65625">
            <text:p>87.66</text:p>
          </table:table-cell>
          <table:table-cell office:value-type="float" office:value="87.75">
            <text:p>87.75</text:p>
          </table:table-cell>
          <table:table-cell office:value-type="float" office:value="88.5">
            <text:p>88.5</text:p>
          </table:table-cell>
          <table:table-cell office:value-type="float" office:value="88.96875">
            <text:p>88.97</text:p>
          </table:table-cell>
          <table:table-cell office:value-type="float" office:value="89.34375">
            <text:p>89.34</text:p>
          </table:table-cell>
          <table:table-cell office:value-type="float" office:value="89.625">
            <text:p>89.63</text:p>
          </table:table-cell>
          <table:table-cell office:value-type="float" office:value="89.90625">
            <text:p>89.91</text:p>
          </table:table-cell>
          <table:table-cell table:number-columns-repeated="19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5"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5"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5"/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5"/>
        </table:table-row>
        <table:table-row table:style-name="ro1">
          <table:table-cell office:value-type="string">
            <text:p>[112.03125</text:p>
          </table:table-cell>
          <table:table-cell office:value-type="float" office:value="101.1875">
            <text:p>101.19</text:p>
          </table:table-cell>
          <table:table-cell office:value-type="float" office:value="91.90625">
            <text:p>91.91</text:p>
          </table:table-cell>
          <table:table-cell office:value-type="float" office:value="78.21875">
            <text:p>78.22</text:p>
          </table:table-cell>
          <table:table-cell office:value-type="float" office:value="64.15625">
            <text:p>64.16</text:p>
          </table:table-cell>
          <table:table-cell office:value-type="float" office:value="50.375">
            <text:p>50.38</text:p>
          </table:table-cell>
          <table:table-cell office:value-type="float" office:value="38.1875">
            <text:p>38.19</text:p>
          </table:table-cell>
          <table:table-cell office:value-type="float" office:value="27.03125">
            <text:p>27.03</text:p>
          </table:table-cell>
          <table:table-cell office:value-type="float" office:value="13.3125">
            <text:p>13.31</text:p>
          </table:table-cell>
          <table:table-cell office:value-type="float" office:value="10.40625">
            <text:p>10.41</text:p>
          </table:table-cell>
          <table:table-cell office:value-type="float" office:value="3.9375">
            <text:p>3.94</text:p>
          </table:table-cell>
          <table:table-cell office:value-type="float" office:value="8.21875">
            <text:p>8.22</text:p>
          </table:table-cell>
          <table:table-cell office:value-type="float" office:value="16.09375">
            <text:p>16.09</text:p>
          </table:table-cell>
          <table:table-cell office:value-type="float" office:value="27.90625">
            <text:p>27.91</text:p>
          </table:table-cell>
          <table:table-cell office:value-type="float" office:value="47.53125">
            <text:p>47.53</text:p>
          </table:table-cell>
          <table:table-cell office:value-type="float" office:value="64.90625">
            <text:p>64.91</text:p>
          </table:table-cell>
          <table:table-cell office:value-type="float" office:value="77.4375">
            <text:p>77.44</text:p>
          </table:table-cell>
          <table:table-cell office:value-type="float" office:value="89.71875">
            <text:p>89.72</text:p>
          </table:table-cell>
          <table:table-cell office:value-type="float" office:value="92.34375">
            <text:p>92.34</text:p>
          </table:table-cell>
          <table:table-cell office:value-type="float" office:value="97.09375">
            <text:p>97.09</text:p>
          </table:table-cell>
          <table:table-cell office:value-type="float" office:value="96.90625">
            <text:p>96.91</text:p>
          </table:table-cell>
          <table:table-cell office:value-type="float" office:value="94.84375">
            <text:p>94.84</text:p>
          </table:table-cell>
          <table:table-cell office:value-type="float" office:value="93.1875">
            <text:p>93.19</text:p>
          </table:table-cell>
          <table:table-cell office:value-type="float" office:value="88.28125">
            <text:p>88.28</text:p>
          </table:table-cell>
          <table:table-cell office:value-type="float" office:value="84.125">
            <text:p>84.13</text:p>
          </table:table-cell>
          <table:table-cell office:value-type="float" office:value="80.53125">
            <text:p>80.53</text:p>
          </table:table-cell>
          <table:table-cell office:value-type="float" office:value="80.0625">
            <text:p>80.06</text:p>
          </table:table-cell>
          <table:table-cell office:value-type="float" office:value="79.5">
            <text:p>79.5</text:p>
          </table:table-cell>
          <table:table-cell office:value-type="float" office:value="79.78125">
            <text:p>79.78</text:p>
          </table:table-cell>
          <table:table-cell office:value-type="float" office:value="80.34375">
            <text:p>80.34</text:p>
          </table:table-cell>
          <table:table-cell office:value-type="float" office:value="80.4375">
            <text:p>80.44</text:p>
          </table:table-cell>
          <table:table-cell office:value-type="float" office:value="80.625">
            <text:p>80.63</text:p>
          </table:table-cell>
          <table:table-cell office:value-type="float" office:value="80.8125">
            <text:p>80.81</text:p>
          </table:table-cell>
          <table:table-cell table:number-columns-repeated="95" office:value-type="float" office:value="81">
            <text:p>81</text:p>
          </table:table-cell>
          <table:table-cell office:value-type="float" office:value="81.1875">
            <text:p>81.19</text:p>
          </table:table-cell>
          <table:table-cell office:value-type="float" office:value="81.5625">
            <text:p>81.56</text:p>
          </table:table-cell>
          <table:table-cell office:value-type="float" office:value="82.125">
            <text:p>82.13</text:p>
          </table:table-cell>
          <table:table-cell office:value-type="float" office:value="82.875">
            <text:p>82.88</text:p>
          </table:table-cell>
          <table:table-cell office:value-type="float" office:value="84.1875">
            <text:p>84.19</text:p>
          </table:table-cell>
          <table:table-cell office:value-type="float" office:value="86.0625">
            <text:p>86.06</text:p>
          </table:table-cell>
          <table:table-cell office:value-type="float" office:value="87.75">
            <text:p>87.75</text:p>
          </table:table-cell>
          <table:table-cell office:value-type="float" office:value="89.15625">
            <text:p>89.16</text:p>
          </table:table-cell>
          <table:table-cell office:value-type="float" office:value="87.15625">
            <text:p>87.16</text:p>
          </table:table-cell>
          <table:table-cell office:value-type="float" office:value="82.59375">
            <text:p>82.59</text:p>
          </table:table-cell>
          <table:table-cell office:value-type="float" office:value="74.34375">
            <text:p>74.34</text:p>
          </table:table-cell>
          <table:table-cell office:value-type="float" office:value="62.5">
            <text:p>62.5</text:p>
          </table:table-cell>
          <table:table-cell office:value-type="float" office:value="47.9375">
            <text:p>47.94</text:p>
          </table:table-cell>
          <table:table-cell office:value-type="float" office:value="33.9375">
            <text:p>33.94</text:p>
          </table:table-cell>
          <table:table-cell office:value-type="float" office:value="20.3125">
            <text:p>20.31</text:p>
          </table:table-cell>
          <table:table-cell office:value-type="float" office:value="5.8125">
            <text:p>5.81</text:p>
          </table:table-cell>
          <table:table-cell office:value-type="float" office:value="0.9375">
            <text:p>0.94</text:p>
          </table:table-cell>
          <table:table-cell office:value-type="float" office:value="9.625">
            <text:p>9.63</text:p>
          </table:table-cell>
          <table:table-cell office:value-type="float" office:value="21.9375">
            <text:p>21.94</text:p>
          </table:table-cell>
          <table:table-cell office:value-type="float" office:value="39.21875">
            <text:p>39.22</text:p>
          </table:table-cell>
          <table:table-cell office:value-type="float" office:value="64.84375">
            <text:p>64.84</text:p>
          </table:table-cell>
          <table:table-cell office:value-type="float" office:value="134.65625">
            <text:p>134.66</text:p>
          </table:table-cell>
          <table:table-cell office:value-type="float" office:value="167.90625">
            <text:p>167.91</text:p>
          </table:table-cell>
          <table:table-cell office:value-type="float" office:value="144.0625">
            <text:p>144.06</text:p>
          </table:table-cell>
          <table:table-cell office:value-type="float" office:value="157.9375">
            <text:p>157.94</text:p>
          </table:table-cell>
          <table:table-cell office:value-type="float" office:value="31.875">
            <text:p>31.88</text:p>
          </table:table-cell>
          <table:table-cell office:value-type="float" office:value="28.75">
            <text:p>28.75</text:p>
          </table:table-cell>
          <table:table-cell office:value-type="float" office:value="-15.9375">
            <text:p>-15.94</text:p>
          </table:table-cell>
          <table:table-cell office:value-type="float" office:value="-7.5625">
            <text:p>-7.56</text:p>
          </table:table-cell>
          <table:table-cell office:value-type="float" office:value="51.4375">
            <text:p>51.44</text:p>
          </table:table-cell>
          <table:table-cell office:value-type="float" office:value="85.4375">
            <text:p>85.44</text:p>
          </table:table-cell>
          <table:table-cell office:value-type="float" office:value="117.375">
            <text:p>117.38</text:p>
          </table:table-cell>
          <table:table-cell office:value-type="float" office:value="142">
            <text:p>142</text:p>
          </table:table-cell>
          <table:table-cell office:value-type="string">
            <text:p><text:s/>174.25]</text:p>
          </table:table-cell>
          <table:table-cell table:number-columns-repeated="5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62.90625">
            <text:p>162.91</text:p>
          </table:table-cell>
          <table:table-cell office:value-type="float" office:value="162.8125">
            <text:p>162.81</text:p>
          </table:table-cell>
          <table:table-cell office:value-type="float" office:value="162.625">
            <text:p>162.63</text:p>
          </table:table-cell>
          <table:table-cell office:value-type="float" office:value="162.53125">
            <text:p>162.53</text:p>
          </table:table-cell>
          <table:table-cell office:value-type="float" office:value="162.0625">
            <text:p>162.06</text:p>
          </table:table-cell>
          <table:table-cell office:value-type="float" office:value="161.59375">
            <text:p>161.59</text:p>
          </table:table-cell>
          <table:table-cell office:value-type="float" office:value="161.21875">
            <text:p>161.22</text:p>
          </table:table-cell>
          <table:table-cell office:value-type="float" office:value="161.3125">
            <text:p>161.31</text:p>
          </table:table-cell>
          <table:table-cell office:value-type="float" office:value="162.40625">
            <text:p>162.41</text:p>
          </table:table-cell>
          <table:table-cell office:value-type="float" office:value="163.21875">
            <text:p>163.22</text:p>
          </table:table-cell>
          <table:table-cell office:value-type="float" office:value="165.78125">
            <text:p>165.78</text:p>
          </table:table-cell>
          <table:table-cell office:value-type="float" office:value="167.90625">
            <text:p>167.91</text:p>
          </table:table-cell>
          <table:table-cell office:value-type="float" office:value="170.9375">
            <text:p>170.94</text:p>
          </table:table-cell>
          <table:table-cell office:value-type="float" office:value="173.03125">
            <text:p>173.03</text:p>
          </table:table-cell>
          <table:table-cell office:value-type="float" office:value="175.59375">
            <text:p>175.59</text:p>
          </table:table-cell>
          <table:table-cell office:value-type="float" office:value="176.0625">
            <text:p>176.06</text:p>
          </table:table-cell>
          <table:table-cell office:value-type="float" office:value="177.4375">
            <text:p>177.44</text:p>
          </table:table-cell>
          <table:table-cell office:value-type="float" office:value="176.78125">
            <text:p>176.78</text:p>
          </table:table-cell>
          <table:table-cell office:value-type="float" office:value="176.03125">
            <text:p>176.03</text:p>
          </table:table-cell>
          <table:table-cell office:value-type="float" office:value="175.9375">
            <text:p>175.94</text:p>
          </table:table-cell>
          <table:table-cell office:value-type="float" office:value="174.46875">
            <text:p>174.47</text:p>
          </table:table-cell>
          <table:table-cell office:value-type="float" office:value="174.28125">
            <text:p>174.28</text:p>
          </table:table-cell>
          <table:table-cell table:number-columns-repeated="2" office:value-type="float" office:value="173.71875">
            <text:p>173.72</text:p>
          </table:table-cell>
          <table:table-cell table:number-columns-repeated="2" office:value-type="float" office:value="173.90625">
            <text:p>173.91</text:p>
          </table:table-cell>
          <table:table-cell office:value-type="float" office:value="174.09375">
            <text:p>174.09</text:p>
          </table:table-cell>
          <table:table-cell office:value-type="float" office:value="174.5625">
            <text:p>174.56</text:p>
          </table:table-cell>
          <table:table-cell office:value-type="float" office:value="175.21875">
            <text:p>175.22</text:p>
          </table:table-cell>
          <table:table-cell office:value-type="float" office:value="175.96875">
            <text:p>175.97</text:p>
          </table:table-cell>
          <table:table-cell office:value-type="float" office:value="177.375">
            <text:p>177.38</text:p>
          </table:table-cell>
          <table:table-cell office:value-type="float" office:value="179.625">
            <text:p>179.63</text:p>
          </table:table-cell>
          <table:table-cell office:value-type="float" office:value="181.40625">
            <text:p>181.41</text:p>
          </table:table-cell>
          <table:table-cell office:value-type="float" office:value="182.4375">
            <text:p>182.44</text:p>
          </table:table-cell>
          <table:table-cell office:value-type="float" office:value="180.71875">
            <text:p>180.72</text:p>
          </table:table-cell>
          <table:table-cell office:value-type="float" office:value="175.625">
            <text:p>175.63</text:p>
          </table:table-cell>
          <table:table-cell office:value-type="float" office:value="167.84375">
            <text:p>167.84</text:p>
          </table:table-cell>
          <table:table-cell office:value-type="float" office:value="156">
            <text:p>156</text:p>
          </table:table-cell>
          <table:table-cell office:value-type="float" office:value="141.09375">
            <text:p>141.09</text:p>
          </table:table-cell>
          <table:table-cell office:value-type="float" office:value="127.96875">
            <text:p>127.97</text:p>
          </table:table-cell>
          <table:table-cell office:value-type="float" office:value="115.59375">
            <text:p>115.59</text:p>
          </table:table-cell>
          <table:table-cell office:value-type="float" office:value="103.34375">
            <text:p>103.34</text:p>
          </table:table-cell>
          <table:table-cell office:value-type="float" office:value="100.0625">
            <text:p>100.06</text:p>
          </table:table-cell>
          <table:table-cell office:value-type="float" office:value="95.59375">
            <text:p>95.59</text:p>
          </table:table-cell>
          <table:table-cell office:value-type="float" office:value="100.40625">
            <text:p>100.41</text:p>
          </table:table-cell>
          <table:table-cell office:value-type="float" office:value="109.125">
            <text:p>109.13</text:p>
          </table:table-cell>
          <table:table-cell office:value-type="float" office:value="122.25">
            <text:p>122.25</text:p>
          </table:table-cell>
          <table:table-cell office:value-type="float" office:value="142.0625">
            <text:p>142.06</text:p>
          </table:table-cell>
          <table:table-cell office:value-type="float" office:value="161.28125">
            <text:p>161.28</text:p>
          </table:table-cell>
          <table:table-cell office:value-type="float" office:value="176.0625">
            <text:p>176.06</text:p>
          </table:table-cell>
          <table:table-cell office:value-type="float" office:value="190.78125">
            <text:p>190.78</text:p>
          </table:table-cell>
          <table:table-cell office:value-type="float" office:value="194.34375">
            <text:p>194.34</text:p>
          </table:table-cell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office:value-type="float" office:value="183.25">
            <text:p>183.25</text:p>
          </table:table-cell>
          <table:table-cell office:value-type="float" office:value="169.65625">
            <text:p>169.66</text:p>
          </table:table-cell>
          <table:table-cell office:value-type="float" office:value="149.84375">
            <text:p>149.84</text:p>
          </table:table-cell>
          <table:table-cell office:value-type="float" office:value="131.1875">
            <text:p>131.19</text:p>
          </table:table-cell>
          <table:table-cell office:value-type="float" office:value="116.21875">
            <text:p>116.22</text:p>
          </table:table-cell>
          <table:table-cell office:value-type="float" office:value="102.125">
            <text:p>102.13</text:p>
          </table:table-cell>
          <table:table-cell office:value-type="float" office:value="98.5625">
            <text:p>98.56</text:p>
          </table:table-cell>
          <table:table-cell office:value-type="float" office:value="94.28125">
            <text:p>94.28</text:p>
          </table:table-cell>
          <table:table-cell office:value-type="float" office:value="99.375">
            <text:p>99.38</text:p>
          </table:table-cell>
          <table:table-cell office:value-type="float" office:value="108.46875">
            <text:p>108.47</text:p>
          </table:table-cell>
          <table:table-cell office:value-type="float" office:value="121.78125">
            <text:p>121.78</text:p>
          </table:table-cell>
          <table:table-cell office:value-type="float" office:value="141.875">
            <text:p>141.88</text:p>
          </table:table-cell>
          <table:table-cell office:value-type="float" office:value="161.1875">
            <text:p>161.19</text:p>
          </table:table-cell>
          <table:table-cell office:value-type="float" office:value="176.0625">
            <text:p>176.06</text:p>
          </table:table-cell>
          <table:table-cell office:value-type="float" office:value="190.78125">
            <text:p>190.78</text:p>
          </table:table-cell>
          <table:table-cell office:value-type="float" office:value="194.34375">
            <text:p>194.34</text:p>
          </table:table-cell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office:value-type="float" office:value="183.25">
            <text:p>183.25</text:p>
          </table:table-cell>
          <table:table-cell office:value-type="float" office:value="169.65625">
            <text:p>169.66</text:p>
          </table:table-cell>
          <table:table-cell office:value-type="float" office:value="149.84375">
            <text:p>149.84</text:p>
          </table:table-cell>
          <table:table-cell office:value-type="float" office:value="131.1875">
            <text:p>131.19</text:p>
          </table:table-cell>
          <table:table-cell office:value-type="float" office:value="116.21875">
            <text:p>116.22</text:p>
          </table:table-cell>
          <table:table-cell office:value-type="float" office:value="102.125">
            <text:p>102.13</text:p>
          </table:table-cell>
          <table:table-cell office:value-type="float" office:value="98.5625">
            <text:p>98.56</text:p>
          </table:table-cell>
          <table:table-cell office:value-type="float" office:value="94.28125">
            <text:p>94.28</text:p>
          </table:table-cell>
          <table:table-cell office:value-type="float" office:value="99.375">
            <text:p>99.38</text:p>
          </table:table-cell>
          <table:table-cell office:value-type="float" office:value="108.46875">
            <text:p>108.47</text:p>
          </table:table-cell>
          <table:table-cell office:value-type="float" office:value="121.78125">
            <text:p>121.78</text:p>
          </table:table-cell>
          <table:table-cell office:value-type="float" office:value="141.875">
            <text:p>141.88</text:p>
          </table:table-cell>
          <table:table-cell office:value-type="float" office:value="161.1875">
            <text:p>161.19</text:p>
          </table:table-cell>
          <table:table-cell office:value-type="float" office:value="176.0625">
            <text:p>176.06</text:p>
          </table:table-cell>
          <table:table-cell office:value-type="float" office:value="190.78125">
            <text:p>190.78</text:p>
          </table:table-cell>
          <table:table-cell office:value-type="float" office:value="194.34375">
            <text:p>194.34</text:p>
          </table:table-cell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office:value-type="float" office:value="183.25">
            <text:p>183.25</text:p>
          </table:table-cell>
          <table:table-cell office:value-type="float" office:value="169.65625">
            <text:p>169.66</text:p>
          </table:table-cell>
          <table:table-cell office:value-type="float" office:value="149.84375">
            <text:p>149.84</text:p>
          </table:table-cell>
          <table:table-cell office:value-type="float" office:value="131.1875">
            <text:p>131.19</text:p>
          </table:table-cell>
          <table:table-cell office:value-type="float" office:value="116.21875">
            <text:p>116.22</text:p>
          </table:table-cell>
          <table:table-cell office:value-type="float" office:value="102.125">
            <text:p>102.13</text:p>
          </table:table-cell>
          <table:table-cell office:value-type="float" office:value="98.5625">
            <text:p>98.56</text:p>
          </table:table-cell>
          <table:table-cell office:value-type="float" office:value="94.28125">
            <text:p>94.28</text:p>
          </table:table-cell>
          <table:table-cell office:value-type="float" office:value="99.375">
            <text:p>99.38</text:p>
          </table:table-cell>
          <table:table-cell office:value-type="float" office:value="108.46875">
            <text:p>108.47</text:p>
          </table:table-cell>
          <table:table-cell office:value-type="float" office:value="121.78125">
            <text:p>121.78</text:p>
          </table:table-cell>
          <table:table-cell office:value-type="float" office:value="141.875">
            <text:p>141.88</text:p>
          </table:table-cell>
          <table:table-cell office:value-type="float" office:value="161.1875">
            <text:p>161.19</text:p>
          </table:table-cell>
          <table:table-cell office:value-type="float" office:value="176.0625">
            <text:p>176.06</text:p>
          </table:table-cell>
          <table:table-cell office:value-type="float" office:value="190.78125">
            <text:p>190.78</text:p>
          </table:table-cell>
          <table:table-cell office:value-type="float" office:value="194.34375">
            <text:p>194.34</text:p>
          </table:table-cell>
          <table:table-cell office:value-type="float" office:value="198">
            <text:p>198</text:p>
          </table:table-cell>
          <table:table-cell office:value-type="float" office:value="193">
            <text:p>193</text:p>
          </table:table-cell>
          <table:table-cell office:value-type="float" office:value="183.25">
            <text:p>183.25</text:p>
          </table:table-cell>
          <table:table-cell office:value-type="float" office:value="169.65625">
            <text:p>169.66</text:p>
          </table:table-cell>
          <table:table-cell office:value-type="float" office:value="149.84375">
            <text:p>149.84</text:p>
          </table:table-cell>
          <table:table-cell office:value-type="float" office:value="131.1875">
            <text:p>131.19</text:p>
          </table:table-cell>
          <table:table-cell office:value-type="float" office:value="116.21875">
            <text:p>116.22</text:p>
          </table:table-cell>
          <table:table-cell office:value-type="float" office:value="102.125">
            <text:p>102.13</text:p>
          </table:table-cell>
          <table:table-cell office:value-type="float" office:value="98.5625">
            <text:p>98.56</text:p>
          </table:table-cell>
          <table:table-cell office:value-type="float" office:value="94.28125">
            <text:p>94.28</text:p>
          </table:table-cell>
          <table:table-cell office:value-type="float" office:value="99.1875">
            <text:p>99.19</text:p>
          </table:table-cell>
          <table:table-cell office:value-type="float" office:value="107.90625">
            <text:p>107.91</text:p>
          </table:table-cell>
          <table:table-cell office:value-type="float" office:value="120.5625">
            <text:p>120.56</text:p>
          </table:table-cell>
          <table:table-cell office:value-type="float" office:value="140">
            <text:p>140</text:p>
          </table:table-cell>
          <table:table-cell office:value-type="float" office:value="157.90625">
            <text:p>157.91</text:p>
          </table:table-cell>
          <table:table-cell office:value-type="float" office:value="170.71875">
            <text:p>170.72</text:p>
          </table:table-cell>
          <table:table-cell office:value-type="float" office:value="183.46875">
            <text:p>183.47</text:p>
          </table:table-cell>
          <table:table-cell office:value-type="float" office:value="185.8125">
            <text:p>185.81</text:p>
          </table:table-cell>
          <table:table-cell office:value-type="float" office:value="191.5625">
            <text:p>191.56</text:p>
          </table:table-cell>
          <table:table-cell office:value-type="float" office:value="190">
            <text:p>190</text:p>
          </table:table-cell>
          <table:table-cell office:value-type="float" office:value="189.3125">
            <text:p>189.31</text:p>
          </table:table-cell>
          <table:table-cell office:value-type="float" office:value="186.28125">
            <text:p>186.28</text:p>
          </table:table-cell>
          <table:table-cell office:value-type="float" office:value="181.375">
            <text:p>181.38</text:p>
          </table:table-cell>
          <table:table-cell office:value-type="float" office:value="177.125">
            <text:p>177.13</text:p>
          </table:table-cell>
          <table:table-cell office:value-type="float" office:value="173.25">
            <text:p>173.25</text:p>
          </table:table-cell>
          <table:table-cell office:value-type="float" office:value="173.0625">
            <text:p>173.06</text:p>
          </table:table-cell>
          <table:table-cell office:value-type="float" office:value="172.40625">
            <text:p>172.41</text:p>
          </table:table-cell>
          <table:table-cell office:value-type="float" office:value="172.78125">
            <text:p>172.78</text:p>
          </table:table-cell>
          <table:table-cell office:value-type="float" office:value="173.34375">
            <text:p>173.34</text:p>
          </table:table-cell>
          <table:table-cell office:value-type="float" office:value="173.625">
            <text:p>173.63</text:p>
          </table:table-cell>
          <table:table-cell office:value-type="float" office:value="173.90625">
            <text:p>173.91</text:p>
          </table:table-cell>
          <table:table-cell office:value-type="float" office:value="174.28125">
            <text:p>174.28</text:p>
          </table:table-cell>
          <table:table-cell office:value-type="float" office:value="174.84375">
            <text:p>174.84</text:p>
          </table:table-cell>
          <table:table-cell office:value-type="float" office:value="175.3125">
            <text:p>175.31</text:p>
          </table:table-cell>
          <table:table-cell office:value-type="float" office:value="175.40625">
            <text:p>175.41</text:p>
          </table:table-cell>
          <table:table-cell office:value-type="float" office:value="175.6875">
            <text:p>175.69</text:p>
          </table:table-cell>
          <table:table-cell office:value-type="float" office:value="173.5625">
            <text:p>173.56</text:p>
          </table:table-cell>
          <table:table-cell office:value-type="float" office:value="172.46875">
            <text:p>172.47</text:p>
          </table:table-cell>
          <table:table-cell office:value-type="float" office:value="171.375">
            <text:p>171.38</text:p>
          </table:table-cell>
          <table:table-cell office:value-type="float" office:value="168.625">
            <text:p>168.63</text:p>
          </table:table-cell>
          <table:table-cell office:value-type="float" office:value="163.875">
            <text:p>163.88</text:p>
          </table:table-cell>
          <table:table-cell office:value-type="float" office:value="161.40625">
            <text:p>161.41</text:p>
          </table:table-cell>
          <table:table-cell office:value-type="float" office:value="163.90625">
            <text:p>163.91</text:p>
          </table:table-cell>
          <table:table-cell office:value-type="float" office:value="162.8125">
            <text:p>162.81</text:p>
          </table:table-cell>
          <table:table-cell office:value-type="float" office:value="173.71875">
            <text:p>173.72</text:p>
          </table:table-cell>
          <table:table-cell office:value-type="float" office:value="172.90625">
            <text:p>172.91</text:p>
          </table:table-cell>
          <table:table-cell office:value-type="float" office:value="176.5">
            <text:p>176.5</text:p>
          </table:table-cell>
          <table:table-cell office:value-type="float" office:value="175.78125">
            <text:p>175.78</text:p>
          </table:table-cell>
          <table:table-cell office:value-type="float" office:value="169.9375">
            <text:p>169.94</text:p>
          </table:table-cell>
          <table:table-cell office:value-type="float" office:value="168.28125">
            <text:p>168.28</text:p>
          </table:table-cell>
          <table:table-cell office:value-type="float" office:value="165.625">
            <text:p>165.63</text:p>
          </table:table-cell>
          <table:table-cell office:value-type="float" office:value="163.625">
            <text:p>163.63</text:p>
          </table:table-cell>
          <table:table-cell office:value-type="string">
            <text:p><text:s/>161.40625]</text:p>
          </table:table-cell>
          <table:table-cell table:number-columns-repeated="5"/>
        </table:table-row>
        <table:table-row table:style-name="ro1">
          <table:table-cell office:value-type="string">
            <text:p>[90.0</text:p>
          </table:table-cell>
          <table:table-cell table:number-columns-repeated="28" office:value-type="float" office:value="90">
            <text:p>90</text:p>
          </table:table-cell>
          <table:table-cell office:value-type="float" office:value="89.8125">
            <text:p>89.81</text:p>
          </table:table-cell>
          <table:table-cell office:value-type="float" office:value="89.15625">
            <text:p>89.16</text:p>
          </table:table-cell>
          <table:table-cell office:value-type="float" office:value="88.125">
            <text:p>88.13</text:p>
          </table:table-cell>
          <table:table-cell office:value-type="float" office:value="86.90625">
            <text:p>86.91</text:p>
          </table:table-cell>
          <table:table-cell office:value-type="float" office:value="85.03125">
            <text:p>85.03</text:p>
          </table:table-cell>
          <table:table-cell office:value-type="float" office:value="81.65625">
            <text:p>81.66</text:p>
          </table:table-cell>
          <table:table-cell office:value-type="float" office:value="78">
            <text:p>78</text:p>
          </table:table-cell>
          <table:table-cell office:value-type="float" office:value="75.75">
            <text:p>75.75</text:p>
          </table:table-cell>
          <table:table-cell office:value-type="float" office:value="77.9375">
            <text:p>77.94</text:p>
          </table:table-cell>
          <table:table-cell office:value-type="float" office:value="85.125">
            <text:p>85.13</text:p>
          </table:table-cell>
          <table:table-cell office:value-type="float" office:value="98.46875">
            <text:p>98.47</text:p>
          </table:table-cell>
          <table:table-cell office:value-type="float" office:value="117">
            <text:p>117</text:p>
          </table:table-cell>
          <table:table-cell office:value-type="float" office:value="141.21875">
            <text:p>141.22</text:p>
          </table:table-cell>
          <table:table-cell office:value-type="float" office:value="164.1875">
            <text:p>164.19</text:p>
          </table:table-cell>
          <table:table-cell office:value-type="float" office:value="182.96875">
            <text:p>182.97</text:p>
          </table:table-cell>
          <table:table-cell office:value-type="float" office:value="204.21875">
            <text:p>204.22</text:p>
          </table:table-cell>
          <table:table-cell office:value-type="float" office:value="209.65625">
            <text:p>209.66</text:p>
          </table:table-cell>
          <table:table-cell office:value-type="float" office:value="215.6875">
            <text:p>215.69</text:p>
          </table:table-cell>
          <table:table-cell office:value-type="float" office:value="208">
            <text:p>208</text:p>
          </table:table-cell>
          <table:table-cell office:value-type="float" office:value="193.125">
            <text:p>193.13</text:p>
          </table:table-cell>
          <table:table-cell office:value-type="float" office:value="171.28125">
            <text:p>171.28</text:p>
          </table:table-cell>
          <table:table-cell office:value-type="float" office:value="139.9375">
            <text:p>139.94</text:p>
          </table:table-cell>
          <table:table-cell office:value-type="float" office:value="110.0625">
            <text:p>110.06</text:p>
          </table:table-cell>
          <table:table-cell office:value-type="float" office:value="85.65625">
            <text:p>85.66</text:p>
          </table:table-cell>
          <table:table-cell office:value-type="float" office:value="63.09375">
            <text:p>63.09</text:p>
          </table:table-cell>
          <table:table-cell office:value-type="float" office:value="56.625">
            <text:p>56.63</text:p>
          </table:table-cell>
          <table:table-cell office:value-type="float" office:value="50.34375">
            <text:p>50.34</text:p>
          </table:table-cell>
          <table:table-cell office:value-type="float" office:value="58.875">
            <text:p>58.88</text:p>
          </table:table-cell>
          <table:table-cell office:value-type="float" office:value="73.5625">
            <text:p>73.56</text:p>
          </table:table-cell>
          <table:table-cell office:value-type="float" office:value="95.40625">
            <text:p>95.41</text:p>
          </table:table-cell>
          <table:table-cell office:value-type="float" office:value="127.40625">
            <text:p>127.41</text:p>
          </table:table-cell>
          <table:table-cell office:value-type="float" office:value="158.21875">
            <text:p>158.22</text:p>
          </table:table-cell>
          <table:table-cell office:value-type="float" office:value="182.625">
            <text:p>182.63</text:p>
          </table:table-cell>
          <table:table-cell office:value-type="float" office:value="205.8125">
            <text:p>205.81</text:p>
          </table:table-cell>
          <table:table-cell office:value-type="float" office:value="212.28125">
            <text:p>212.28</text:p>
          </table:table-cell>
          <table:table-cell office:value-type="float" office:value="217.9375">
            <text:p>217.94</text:p>
          </table:table-cell>
          <table:table-cell office:value-type="float" office:value="209.5">
            <text:p>209.5</text:p>
          </table:table-cell>
          <table:table-cell office:value-type="float" office:value="194.15625">
            <text:p>194.16</text:p>
          </table:table-cell>
          <table:table-cell office:value-type="float" office:value="172.03125">
            <text:p>172.03</text:p>
          </table:table-cell>
          <table:table-cell office:value-type="float" office:value="140.3125">
            <text:p>140.31</text:p>
          </table:table-cell>
          <table:table-cell office:value-type="float" office:value="110.15625">
            <text:p>110.16</text:p>
          </table:table-cell>
          <table:table-cell office:value-type="float" office:value="85.65625">
            <text:p>85.66</text:p>
          </table:table-cell>
          <table:table-cell office:value-type="float" office:value="63.09375">
            <text:p>63.09</text:p>
          </table:table-cell>
          <table:table-cell office:value-type="float" office:value="56.625">
            <text:p>56.63</text:p>
          </table:table-cell>
          <table:table-cell office:value-type="float" office:value="50.34375">
            <text:p>50.34</text:p>
          </table:table-cell>
          <table:table-cell office:value-type="float" office:value="58.875">
            <text:p>58.88</text:p>
          </table:table-cell>
          <table:table-cell office:value-type="float" office:value="73.5625">
            <text:p>73.56</text:p>
          </table:table-cell>
          <table:table-cell office:value-type="float" office:value="95.40625">
            <text:p>95.41</text:p>
          </table:table-cell>
          <table:table-cell office:value-type="float" office:value="127.40625">
            <text:p>127.41</text:p>
          </table:table-cell>
          <table:table-cell office:value-type="float" office:value="158.21875">
            <text:p>158.22</text:p>
          </table:table-cell>
          <table:table-cell office:value-type="float" office:value="182.625">
            <text:p>182.63</text:p>
          </table:table-cell>
          <table:table-cell office:value-type="float" office:value="205.8125">
            <text:p>205.81</text:p>
          </table:table-cell>
          <table:table-cell office:value-type="float" office:value="212.28125">
            <text:p>212.28</text:p>
          </table:table-cell>
          <table:table-cell office:value-type="float" office:value="217.9375">
            <text:p>217.94</text:p>
          </table:table-cell>
          <table:table-cell office:value-type="float" office:value="209.5">
            <text:p>209.5</text:p>
          </table:table-cell>
          <table:table-cell office:value-type="float" office:value="194.15625">
            <text:p>194.16</text:p>
          </table:table-cell>
          <table:table-cell office:value-type="float" office:value="172.03125">
            <text:p>172.03</text:p>
          </table:table-cell>
          <table:table-cell office:value-type="float" office:value="140.3125">
            <text:p>140.31</text:p>
          </table:table-cell>
          <table:table-cell office:value-type="float" office:value="110.15625">
            <text:p>110.16</text:p>
          </table:table-cell>
          <table:table-cell office:value-type="float" office:value="85.65625">
            <text:p>85.66</text:p>
          </table:table-cell>
          <table:table-cell office:value-type="float" office:value="63.09375">
            <text:p>63.09</text:p>
          </table:table-cell>
          <table:table-cell office:value-type="float" office:value="56.625">
            <text:p>56.63</text:p>
          </table:table-cell>
          <table:table-cell office:value-type="float" office:value="50.34375">
            <text:p>50.34</text:p>
          </table:table-cell>
          <table:table-cell office:value-type="float" office:value="58.875">
            <text:p>58.88</text:p>
          </table:table-cell>
          <table:table-cell office:value-type="float" office:value="73.5625">
            <text:p>73.56</text:p>
          </table:table-cell>
          <table:table-cell office:value-type="float" office:value="95.40625">
            <text:p>95.41</text:p>
          </table:table-cell>
          <table:table-cell office:value-type="float" office:value="127.40625">
            <text:p>127.41</text:p>
          </table:table-cell>
          <table:table-cell office:value-type="float" office:value="158.21875">
            <text:p>158.22</text:p>
          </table:table-cell>
          <table:table-cell office:value-type="float" office:value="182.625">
            <text:p>182.63</text:p>
          </table:table-cell>
          <table:table-cell office:value-type="float" office:value="205.8125">
            <text:p>205.81</text:p>
          </table:table-cell>
          <table:table-cell office:value-type="float" office:value="212.28125">
            <text:p>212.28</text:p>
          </table:table-cell>
          <table:table-cell office:value-type="float" office:value="217.9375">
            <text:p>217.94</text:p>
          </table:table-cell>
          <table:table-cell office:value-type="float" office:value="209.5">
            <text:p>209.5</text:p>
          </table:table-cell>
          <table:table-cell office:value-type="float" office:value="194.15625">
            <text:p>194.16</text:p>
          </table:table-cell>
          <table:table-cell office:value-type="float" office:value="172.03125">
            <text:p>172.03</text:p>
          </table:table-cell>
          <table:table-cell office:value-type="float" office:value="140.3125">
            <text:p>140.31</text:p>
          </table:table-cell>
          <table:table-cell office:value-type="float" office:value="110.15625">
            <text:p>110.16</text:p>
          </table:table-cell>
          <table:table-cell office:value-type="float" office:value="85.65625">
            <text:p>85.66</text:p>
          </table:table-cell>
          <table:table-cell office:value-type="float" office:value="63.09375">
            <text:p>63.09</text:p>
          </table:table-cell>
          <table:table-cell office:value-type="float" office:value="56.625">
            <text:p>56.63</text:p>
          </table:table-cell>
          <table:table-cell office:value-type="float" office:value="50.34375">
            <text:p>50.34</text:p>
          </table:table-cell>
          <table:table-cell office:value-type="float" office:value="58.875">
            <text:p>58.88</text:p>
          </table:table-cell>
          <table:table-cell office:value-type="float" office:value="73.5625">
            <text:p>73.56</text:p>
          </table:table-cell>
          <table:table-cell office:value-type="float" office:value="95.40625">
            <text:p>95.41</text:p>
          </table:table-cell>
          <table:table-cell office:value-type="float" office:value="127.40625">
            <text:p>127.41</text:p>
          </table:table-cell>
          <table:table-cell office:value-type="float" office:value="158.21875">
            <text:p>158.22</text:p>
          </table:table-cell>
          <table:table-cell office:value-type="float" office:value="182.625">
            <text:p>182.63</text:p>
          </table:table-cell>
          <table:table-cell office:value-type="float" office:value="205.8125">
            <text:p>205.81</text:p>
          </table:table-cell>
          <table:table-cell office:value-type="float" office:value="212.28125">
            <text:p>212.28</text:p>
          </table:table-cell>
          <table:table-cell office:value-type="float" office:value="217.9375">
            <text:p>217.94</text:p>
          </table:table-cell>
          <table:table-cell office:value-type="float" office:value="209.78125">
            <text:p>209.78</text:p>
          </table:table-cell>
          <table:table-cell office:value-type="float" office:value="195.09375">
            <text:p>195.09</text:p>
          </table:table-cell>
          <table:table-cell office:value-type="float" office:value="174">
            <text:p>174</text:p>
          </table:table-cell>
          <table:table-cell office:value-type="float" office:value="143.5">
            <text:p>143.5</text:p>
          </table:table-cell>
          <table:table-cell office:value-type="float" office:value="115.40625">
            <text:p>115.41</text:p>
          </table:table-cell>
          <table:table-cell office:value-type="float" office:value="94.375">
            <text:p>94.38</text:p>
          </table:table-cell>
          <table:table-cell office:value-type="float" office:value="75.09375">
            <text:p>75.09</text:p>
          </table:table-cell>
          <table:table-cell office:value-type="float" office:value="70.78125">
            <text:p>70.78</text:p>
          </table:table-cell>
          <table:table-cell office:value-type="float" office:value="61.03125">
            <text:p>61.03</text:p>
          </table:table-cell>
          <table:table-cell office:value-type="float" office:value="62.65625">
            <text:p>62.66</text:p>
          </table:table-cell>
          <table:table-cell office:value-type="float" office:value="64">
            <text:p>64</text:p>
          </table:table-cell>
          <table:table-cell office:value-type="float" office:value="66.65625">
            <text:p>66.66</text:p>
          </table:table-cell>
          <table:table-cell office:value-type="float" office:value="75.71875">
            <text:p>75.72</text:p>
          </table:table-cell>
          <table:table-cell office:value-type="float" office:value="82.9375">
            <text:p>82.94</text:p>
          </table:table-cell>
          <table:table-cell office:value-type="float" office:value="88.9375">
            <text:p>88.94</text:p>
          </table:table-cell>
          <table:table-cell office:value-type="float" office:value="91.5">
            <text:p>91.5</text:p>
          </table:table-cell>
          <table:table-cell office:value-type="float" office:value="92.34375">
            <text:p>92.34</text:p>
          </table:table-cell>
          <table:table-cell office:value-type="float" office:value="92.625">
            <text:p>92.63</text:p>
          </table:table-cell>
          <table:table-cell office:value-type="float" office:value="91.875">
            <text:p>91.88</text:p>
          </table:table-cell>
          <table:table-cell office:value-type="float" office:value="91.125">
            <text:p>91.13</text:p>
          </table:table-cell>
          <table:table-cell office:value-type="float" office:value="90.75">
            <text:p>90.75</text:p>
          </table:table-cell>
          <table:table-cell office:value-type="float" office:value="90.46875">
            <text:p>90.47</text:p>
          </table:table-cell>
          <table:table-cell office:value-type="float" office:value="90.1875">
            <text:p>90.19</text:p>
          </table:table-cell>
          <table:table-cell table:number-columns-repeated="19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5"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5"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5"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5"/>
        </table:table-row>
        <table:table-row table:style-name="ro1">
          <table:table-cell office:value-type="string">
            <text:p>[89.0</text:p>
          </table:table-cell>
          <table:table-cell table:number-columns-repeated="160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5"/>
        </table:table-row>
        <table:table-row table:style-name="ro1">
          <table:table-cell office:value-type="string">
            <text:p>[151.0</text:p>
          </table:table-cell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table:number-columns-repeated="2"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string">
            <text:p><text:s/>151.0]</text:p>
          </table:table-cell>
          <table:table-cell table:number-columns-repeated="5"/>
        </table:table-row>
        <table:table-row table:style-name="ro1">
          <table:table-cell office:value-type="string">
            <text:p>[73.0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32">
            <text:p>132</text:p>
          </table:table-cell>
          <table:table-cell office:value-type="float" office:value="150">
            <text:p>15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2">
            <text:p>182</text:p>
          </table:table-cell>
          <table:table-cell office:value-type="float" office:value="169">
            <text:p>169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0">
            <text:p>11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09">
            <text:p>109</text:p>
          </table:table-cell>
          <table:table-cell table:number-columns-repeated="110"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54">
            <text:p>154</text:p>
          </table:table-cell>
          <table:table-cell office:value-type="float" office:value="133">
            <text:p>133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>
            <text:p><text:s/>73.0]</text:p>
          </table:table-cell>
          <table:table-cell table:number-columns-repeated="5"/>
        </table:table-row>
        <table:table-row table:style-name="ro1">
          <table:table-cell office:value-type="string">
            <text:p>[80.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61">
            <text:p>161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63">
            <text:p>163</text:p>
          </table:table-cell>
          <table:table-cell office:value-type="float" office:value="150">
            <text:p>150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number-columns-repeated="92"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9">
            <text:p>129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  <table:table-cell office:value-type="float" office:value="124">
            <text:p>12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table:number-columns-repeated="2"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string">
            <text:p><text:s/>80.0]</text:p>
          </table:table-cell>
          <table:table-cell table:number-columns-repeated="5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table:number-columns-repeated="4" office:value-type="float" office:value="89">
            <text:p>89</text:p>
          </table:table-cell>
          <table:table-cell table:number-columns-repeated="5" office:value-type="float" office:value="88">
            <text:p>88</text:p>
          </table:table-cell>
          <table:table-cell table:number-columns-repeated="7" office:value-type="float" office:value="87">
            <text:p>87</text:p>
          </table:table-cell>
          <table:table-cell table:number-columns-repeated="96" office:value-type="float" office:value="88">
            <text:p>88</text:p>
          </table:table-cell>
          <table:table-cell table:number-columns-repeated="3" office:value-type="float" office:value="89">
            <text:p>89</text:p>
          </table:table-cell>
          <table:table-cell table:number-columns-repeated="27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5"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5"/>
        </table:table-row>
        <table:table-row table:style-name="ro1">
          <table:table-cell office:value-type="string">
            <text:p>[91.0</text:p>
          </table:table-cell>
          <table:table-cell table:number-columns-repeated="160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5"/>
        </table:table-row>
        <table:table-row table:style-name="ro1">
          <table:table-cell office:value-type="string">
            <text:p>[28.0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2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table:number-columns-repeated="111"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string">
            <text:p><text:s/>28.0]</text:p>
          </table:table-cell>
          <table:table-cell table:number-columns-repeated="5"/>
        </table:table-row>
        <table:table-row table:style-name="ro1">
          <table:table-cell office:value-type="string">
            <text:p>[107.0</text:p>
          </table:table-cell>
          <table:table-cell office:value-type="float" office:value="103">
            <text:p>103</text:p>
          </table:table-cell>
          <table:table-cell office:value-type="float" office:value="94">
            <text:p>9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table:number-columns-repeated="2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2"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number-columns-repeated="110"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string">
            <text:p><text:s/>107.0]</text:p>
          </table:table-cell>
          <table:table-cell table:number-columns-repeated="5"/>
        </table:table-row>
        <table:table-row table:style-name="ro1">
          <table:table-cell office:value-type="string">
            <text:p>[101.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43">
            <text:p>143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office:value-type="float" office:value="75">
            <text:p>75</text:p>
          </table:table-cell>
          <table:table-cell table:number-columns-repeated="2"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93"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30">
            <text:p>130</text:p>
          </table:table-cell>
          <table:table-cell office:value-type="float" office:value="118">
            <text:p>118</text:p>
          </table:table-cell>
          <table:table-cell office:value-type="float" office:value="108">
            <text:p>108</text:p>
          </table:table-cell>
          <table:table-cell office:value-type="string">
            <text:p><text:s/>101.0]</text:p>
          </table:table-cell>
          <table:table-cell table:number-columns-repeated="5"/>
        </table:table-row>
        <table:table-row table:style-name="ro1">
          <table:table-cell office:value-type="string">
            <text:p>[90.0</text:p>
          </table:table-cell>
          <table:table-cell table:number-columns-repeated="160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5"/>
        </table:table-row>
        <table:table-row table:style-name="ro1">
          <table:table-cell office:value-type="string">
            <text:p>[225.0</text:p>
          </table:table-cell>
          <table:table-cell table:number-columns-repeated="160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/01/2009</text:date>, <text:time>17:4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5T17:41:0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87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4b1f6f" draw:fill-color="#4b1f6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346cm" svg:height="11.678cm" chart:class="chart:line" chart:style-name="ch1">
        <chart:title svg:x="5.456cm" svg:y="0.234cm" chart:style-name="ch2">
          <text:p>Original data</text:p>
        </chart:title>
        <chart:legend chart:legend-position="end" svg:x="12.272cm" svg:y="4.058cm" chart:style-name="ch3"/>
        <chart:plot-area chart:style-name="ch4" table:cell-range-address="Sheet1.B60:Sheet1.FE68" svg:x="0.266cm" svg:y="0.97cm" svg:width="11.74cm" svg:height="10.241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60:Sheet1.FE60" chart:class="chart:line">
            <chart:data-point chart:repeated="160"/>
          </chart:series>
          <chart:series chart:style-name="ch8" chart:values-cell-range-address="Sheet1.B61:Sheet1.FE61" chart:class="chart:line">
            <chart:data-point chart:repeated="160"/>
          </chart:series>
          <chart:series chart:style-name="ch9" chart:values-cell-range-address="Sheet1.B62:Sheet1.FE62" chart:class="chart:line">
            <chart:data-point chart:repeated="160"/>
          </chart:series>
          <chart:series chart:style-name="ch10" chart:values-cell-range-address="Sheet1.B63:Sheet1.FE63" chart:class="chart:line">
            <chart:data-point chart:repeated="160"/>
          </chart:series>
          <chart:series chart:style-name="ch11" chart:values-cell-range-address="Sheet1.B64:Sheet1.FE64" chart:class="chart:line">
            <chart:data-point chart:repeated="160"/>
          </chart:series>
          <chart:series chart:style-name="ch12" chart:values-cell-range-address="Sheet1.B65:Sheet1.FE65" chart:class="chart:line">
            <chart:data-point chart:repeated="160"/>
          </chart:series>
          <chart:series chart:style-name="ch13" chart:values-cell-range-address="Sheet1.B66:Sheet1.FE66" chart:class="chart:line">
            <chart:data-point chart:repeated="160"/>
          </chart:series>
          <chart:series chart:style-name="ch14" chart:values-cell-range-address="Sheet1.B67:Sheet1.FE67" chart:class="chart:line">
            <chart:data-point chart:repeated="160"/>
          </chart:series>
          <chart:series chart:style-name="ch15" chart:values-cell-range-address="Sheet1.B68:Sheet1.FE68" chart:class="chart:line">
            <chart:data-point chart:repeated="16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28">
                <text:p>128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83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2">
                <text:p>92</text:p>
              </table:table-cell>
              <table:table-cell office:value-type="float" office:value="114">
                <text:p>114</text:p>
              </table:table-cell>
              <table:table-cell office:value-type="float" office:value="136">
                <text:p>136</text:p>
              </table:table-cell>
              <table:table-cell office:value-type="float" office:value="154">
                <text:p>15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2">
                <text:p>92</text:p>
              </table:table-cell>
              <table:table-cell office:value-type="float" office:value="114">
                <text:p>1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167">
                <text:p>167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  <table:table-cell office:value-type="float" office:value="144">
                <text:p>144</text:p>
              </table:table-cell>
              <table:table-cell office:value-type="float" office:value="135">
                <text:p>135</text:p>
              </table:table-cell>
              <table:table-cell office:value-type="float" office:value="126">
                <text:p>126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60">
                <text:p>160</text:p>
              </table:table-cell>
              <table:table-cell office:value-type="float" office:value="149">
                <text:p>149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60">
                <text:p>160</text:p>
              </table:table-cell>
              <table:table-cell office:value-type="float" office:value="149">
                <text:p>149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60">
                <text:p>160</text:p>
              </table:table-cell>
              <table:table-cell office:value-type="float" office:value="149">
                <text:p>149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  <table:table-cell office:value-type="float" office:value="160">
                <text:p>160</text:p>
              </table:table-cell>
              <table:table-cell office:value-type="float" office:value="149">
                <text:p>149</text:p>
              </table:table-cell>
              <table:table-cell office:value-type="float" office:value="137">
                <text:p>137</text:p>
              </table:table-cell>
              <table:table-cell office:value-type="float" office:value="127">
                <text:p>127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  <table:table-cell office:value-type="float" office:value="132">
                <text:p>132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color="#aecf00" draw:fill-color="#aecf00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color="#4b1f6f" draw:fill-color="#4b1f6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3.211cm" svg:height="11.56cm" chart:class="chart:line" chart:style-name="ch1">
        <chart:title svg:x="5.308cm" svg:y="0.232cm" chart:style-name="ch2">
          <text:p>Modified data</text:p>
        </chart:title>
        <chart:legend chart:legend-position="end" svg:x="12.139cm" svg:y="3.999cm" chart:style-name="ch3"/>
        <chart:plot-area chart:style-name="ch4" table:cell-range-address="Sheet1.B86:Sheet1.FE94" svg:x="0.264cm" svg:y="0.966cm" svg:width="11.611cm" svg:height="10.131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86:Sheet1.FE86" chart:class="chart:line">
            <chart:data-point chart:repeated="160"/>
          </chart:series>
          <chart:series chart:style-name="ch8" chart:values-cell-range-address="Sheet1.B87:Sheet1.FE87" chart:class="chart:line">
            <chart:data-point chart:repeated="160"/>
          </chart:series>
          <chart:series chart:style-name="ch9" chart:values-cell-range-address="Sheet1.B88:Sheet1.FE88" chart:class="chart:line">
            <chart:data-point chart:repeated="160"/>
          </chart:series>
          <chart:series chart:style-name="ch10" chart:values-cell-range-address="Sheet1.B89:Sheet1.FE89" chart:class="chart:line">
            <chart:data-point chart:repeated="160"/>
          </chart:series>
          <chart:series chart:style-name="ch11" chart:values-cell-range-address="Sheet1.B90:Sheet1.FE90" chart:class="chart:line">
            <chart:data-point chart:repeated="160"/>
          </chart:series>
          <chart:series chart:style-name="ch12" chart:values-cell-range-address="Sheet1.B91:Sheet1.FE91" chart:class="chart:line">
            <chart:data-point chart:repeated="160"/>
          </chart:series>
          <chart:series chart:style-name="ch13" chart:values-cell-range-address="Sheet1.B92:Sheet1.FE92" chart:class="chart:line">
            <chart:data-point chart:repeated="160"/>
          </chart:series>
          <chart:series chart:style-name="ch14" chart:values-cell-range-address="Sheet1.B93:Sheet1.FE93" chart:class="chart:line">
            <chart:data-point chart:repeated="160"/>
          </chart:series>
          <chart:series chart:style-name="ch15" chart:values-cell-range-address="Sheet1.B94:Sheet1.FE94" chart:class="chart:line">
            <chart:data-point chart:repeated="16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71875">
                <text:p>81.71875</text:p>
              </table:table-cell>
              <table:table-cell office:value-type="float" office:value="91.09375">
                <text:p>91.09375</text:p>
              </table:table-cell>
              <table:table-cell office:value-type="float" office:value="104.5">
                <text:p>104.5</text:p>
              </table:table-cell>
              <table:table-cell office:value-type="float" office:value="118.28125">
                <text:p>118.28125</text:p>
              </table:table-cell>
              <table:table-cell office:value-type="float" office:value="132.53125">
                <text:p>132.53125</text:p>
              </table:table-cell>
              <table:table-cell office:value-type="float" office:value="145.46875">
                <text:p>145.46875</text:p>
              </table:table-cell>
              <table:table-cell office:value-type="float" office:value="157.09375">
                <text:p>157.09375</text:p>
              </table:table-cell>
              <table:table-cell office:value-type="float" office:value="171.53125">
                <text:p>171.53125</text:p>
              </table:table-cell>
              <table:table-cell office:value-type="float" office:value="174.71875">
                <text:p>174.71875</text:p>
              </table:table-cell>
              <table:table-cell office:value-type="float" office:value="180.84375">
                <text:p>180.84375</text:p>
              </table:table-cell>
              <table:table-cell office:value-type="float" office:value="175.5625">
                <text:p>175.5625</text:p>
              </table:table-cell>
              <table:table-cell office:value-type="float" office:value="166.9375">
                <text:p>166.9375</text:p>
              </table:table-cell>
              <table:table-cell office:value-type="float" office:value="152">
                <text:p>152</text:p>
              </table:table-cell>
              <table:table-cell office:value-type="float" office:value="131.28125">
                <text:p>131.28125</text:p>
              </table:table-cell>
              <table:table-cell office:value-type="float" office:value="112">
                <text:p>112</text:p>
              </table:table-cell>
              <table:table-cell office:value-type="float" office:value="97.90625">
                <text:p>97.90625</text:p>
              </table:table-cell>
              <table:table-cell office:value-type="float" office:value="84.6875">
                <text:p>84.6875</text:p>
              </table:table-cell>
              <table:table-cell office:value-type="float" office:value="81.96875">
                <text:p>81.96875</text:p>
              </table:table-cell>
              <table:table-cell office:value-type="float" office:value="75.875">
                <text:p>75.875</text:p>
              </table:table-cell>
              <table:table-cell office:value-type="float" office:value="76.0625">
                <text:p>76.0625</text:p>
              </table:table-cell>
              <table:table-cell office:value-type="float" office:value="77.5625">
                <text:p>77.5625</text:p>
              </table:table-cell>
              <table:table-cell office:value-type="float" office:value="79.40625">
                <text:p>79.40625</text:p>
              </table:table-cell>
              <table:table-cell office:value-type="float" office:value="85.0625">
                <text:p>85.0625</text:p>
              </table:table-cell>
              <table:table-cell office:value-type="float" office:value="90.6875">
                <text:p>90.6875</text:p>
              </table:table-cell>
              <table:table-cell office:value-type="float" office:value="94.28125">
                <text:p>94.28125</text:p>
              </table:table-cell>
              <table:table-cell office:value-type="float" office:value="96.125">
                <text:p>96.125</text:p>
              </table:table-cell>
              <table:table-cell office:value-type="float" office:value="96.875">
                <text:p>96.875</text:p>
              </table:table-cell>
              <table:table-cell office:value-type="float" office:value="96.6875">
                <text:p>96.6875</text:p>
              </table:table-cell>
              <table:table-cell office:value-type="float" office:value="96.125">
                <text:p>96.125</text:p>
              </table:table-cell>
              <table:table-cell office:value-type="float" office:value="95.75">
                <text:p>95.75</text:p>
              </table:table-cell>
              <table:table-cell office:value-type="float" office:value="95.5625">
                <text:p>95.5625</text:p>
              </table:table-cell>
              <table:table-cell office:value-type="float" office:value="95.28125">
                <text:p>95.28125</text:p>
              </table:table-cell>
              <table:table-cell office:value-type="float" office:value="95.09375">
                <text:p>95.0937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4.90625">
                <text:p>94.90625</text:p>
              </table:table-cell>
              <table:table-cell office:value-type="float" office:value="94.4375">
                <text:p>94.4375</text:p>
              </table:table-cell>
              <table:table-cell office:value-type="float" office:value="93.78125">
                <text:p>93.78125</text:p>
              </table:table-cell>
              <table:table-cell office:value-type="float" office:value="92.9375">
                <text:p>92.9375</text:p>
              </table:table-cell>
              <table:table-cell office:value-type="float" office:value="91.8125">
                <text:p>91.8125</text:p>
              </table:table-cell>
              <table:table-cell office:value-type="float" office:value="89.46875">
                <text:p>89.46875</text:p>
              </table:table-cell>
              <table:table-cell office:value-type="float" office:value="87.03125">
                <text:p>87.03125</text:p>
              </table:table-cell>
              <table:table-cell office:value-type="float" office:value="85.53125">
                <text:p>85.53125</text:p>
              </table:table-cell>
              <table:table-cell office:value-type="float" office:value="86.625">
                <text:p>86.625</text:p>
              </table:table-cell>
              <table:table-cell office:value-type="float" office:value="92">
                <text:p>92</text:p>
              </table:table-cell>
              <table:table-cell office:value-type="float" office:value="100.96875">
                <text:p>100.96875</text:p>
              </table:table-cell>
              <table:table-cell office:value-type="float" office:value="114.375">
                <text:p>114.375</text:p>
              </table:table-cell>
              <table:table-cell office:value-type="float" office:value="130.96875">
                <text:p>130.96875</text:p>
              </table:table-cell>
              <table:table-cell office:value-type="float" office:value="147.8125">
                <text:p>147.8125</text:p>
              </table:table-cell>
              <table:table-cell office:value-type="float" office:value="162.625">
                <text:p>162.625</text:p>
              </table:table-cell>
              <table:table-cell office:value-type="float" office:value="179.5">
                <text:p>179.5</text:p>
              </table:table-cell>
              <table:table-cell office:value-type="float" office:value="184.5625">
                <text:p>184.5625</text:p>
              </table:table-cell>
              <table:table-cell office:value-type="float" office:value="175.96875">
                <text:p>175.96875</text:p>
              </table:table-cell>
              <table:table-cell office:value-type="float" office:value="163.5625">
                <text:p>163.5625</text:p>
              </table:table-cell>
              <table:table-cell office:value-type="float" office:value="145.34375">
                <text:p>145.34375</text:p>
              </table:table-cell>
              <table:table-cell office:value-type="float" office:value="119.25">
                <text:p>119.25</text:p>
              </table:table-cell>
              <table:table-cell office:value-type="float" office:value="49.625">
                <text:p>49.625</text:p>
              </table:table-cell>
              <table:table-cell office:value-type="float" office:value="15.28125">
                <text:p>15.28125</text:p>
              </table:table-cell>
              <table:table-cell office:value-type="float" office:value="40.03125">
                <text:p>40.03125</text:p>
              </table:table-cell>
              <table:table-cell office:value-type="float" office:value="25.6875">
                <text:p>25.6875</text:p>
              </table:table-cell>
              <table:table-cell office:value-type="float" office:value="152.125">
                <text:p>152.125</text:p>
              </table:table-cell>
              <table:table-cell office:value-type="float" office:value="155.53125">
                <text:p>155.53125</text:p>
              </table:table-cell>
              <table:table-cell office:value-type="float" office:value="200.21875">
                <text:p>200.21875</text:p>
              </table:table-cell>
              <table:table-cell office:value-type="float" office:value="191.5625">
                <text:p>191.5625</text:p>
              </table:table-cell>
              <table:table-cell office:value-type="float" office:value="132.1875">
                <text:p>132.1875</text:p>
              </table:table-cell>
              <table:table-cell office:value-type="float" office:value="98.65625">
                <text:p>98.65625</text:p>
              </table:table-cell>
              <table:table-cell office:value-type="float" office:value="65.625">
                <text:p>65.6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.09375">
                <text:p>16.09375</text:p>
              </table:table-cell>
              <table:table-cell office:value-type="float" office:value="16.1875">
                <text:p>16.1875</text:p>
              </table:table-cell>
              <table:table-cell office:value-type="float" office:value="16.28125">
                <text:p>16.28125</text:p>
              </table:table-cell>
              <table:table-cell office:value-type="float" office:value="16.46875">
                <text:p>16.46875</text:p>
              </table:table-cell>
              <table:table-cell office:value-type="float" office:value="16.84375">
                <text:p>16.84375</text:p>
              </table:table-cell>
              <table:table-cell office:value-type="float" office:value="17.3125">
                <text:p>17.3125</text:p>
              </table:table-cell>
              <table:table-cell office:value-type="float" office:value="17.40625">
                <text:p>17.40625</text:p>
              </table:table-cell>
              <table:table-cell office:value-type="float" office:value="17.6875">
                <text:p>17.6875</text:p>
              </table:table-cell>
              <table:table-cell office:value-type="float" office:value="16.59375">
                <text:p>16.59375</text:p>
              </table:table-cell>
              <table:table-cell office:value-type="float" office:value="15.59375">
                <text:p>15.59375</text:p>
              </table:table-cell>
              <table:table-cell office:value-type="float" office:value="14.40625">
                <text:p>14.40625</text:p>
              </table:table-cell>
              <table:table-cell office:value-type="float" office:value="11.5625">
                <text:p>11.5625</text:p>
              </table:table-cell>
              <table:table-cell office:value-type="float" office:value="9.71875">
                <text:p>9.71875</text:p>
              </table:table-cell>
              <table:table-cell office:value-type="float" office:value="7.34375">
                <text:p>7.34375</text:p>
              </table:table-cell>
              <table:table-cell office:value-type="float" office:value="5.25">
                <text:p>5.25</text:p>
              </table:table-cell>
              <table:table-cell office:value-type="float" office:value="3.3125">
                <text:p>3.3125</text:p>
              </table:table-cell>
              <table:table-cell office:value-type="float" office:value="2.84375">
                <text:p>2.84375</text:p>
              </table:table-cell>
              <table:table-cell office:value-type="float" office:value="0.84375">
                <text:p>0.84375</text:p>
              </table:table-cell>
              <table:table-cell office:value-type="float" office:value="1.5">
                <text:p>1.5</text:p>
              </table:table-cell>
              <table:table-cell office:value-type="float" office:value="1.59375">
                <text:p>1.59375</text:p>
              </table:table-cell>
              <table:table-cell office:value-type="float" office:value="1.40625">
                <text:p>1.40625</text:p>
              </table:table-cell>
              <table:table-cell office:value-type="float" office:value="3.15625">
                <text:p>3.15625</text:p>
              </table:table-cell>
              <table:table-cell office:value-type="float" office:value="3.71875">
                <text:p>3.71875</text:p>
              </table:table-cell>
              <table:table-cell office:value-type="float" office:value="4.1875">
                <text:p>4.1875</text:p>
              </table:table-cell>
              <table:table-cell office:value-type="float" office:value="5.1875">
                <text:p>5.1875</text:p>
              </table:table-cell>
              <table:table-cell office:value-type="float" office:value="5.09375">
                <text:p>5.09375</text:p>
              </table:table-cell>
              <table:table-cell office:value-type="float" office:value="5.46875">
                <text:p>5.46875</text:p>
              </table:table-cell>
              <table:table-cell office:value-type="float" office:value="5.375">
                <text:p>5.375</text:p>
              </table:table-cell>
              <table:table-cell office:value-type="float" office:value="4.625">
                <text:p>4.625</text:p>
              </table:table-cell>
              <table:table-cell office:value-type="float" office:value="3.875">
                <text:p>3.875</text:p>
              </table:table-cell>
              <table:table-cell office:value-type="float" office:value="3.03125">
                <text:p>3.03125</text:p>
              </table:table-cell>
              <table:table-cell office:value-type="float" office:value="1.8125">
                <text:p>1.8125</text:p>
              </table:table-cell>
              <table:table-cell office:value-type="float" office:value="-0.625">
                <text:p>-0.625</text:p>
              </table:table-cell>
              <table:table-cell office:value-type="float" office:value="-3.0625">
                <text:p>-3.0625</text:p>
              </table:table-cell>
              <table:table-cell office:value-type="float" office:value="-4.5625">
                <text:p>-4.5625</text:p>
              </table:table-cell>
              <table:table-cell office:value-type="float" office:value="-3.75">
                <text:p>-3.75</text:p>
              </table:table-cell>
              <table:table-cell office:value-type="float" office:value="1.53125">
                <text:p>1.53125</text:p>
              </table:table-cell>
              <table:table-cell office:value-type="float" office:value="10.3125">
                <text:p>10.3125</text:p>
              </table:table-cell>
              <table:table-cell office:value-type="float" office:value="22.96875">
                <text:p>22.96875</text:p>
              </table:table-cell>
              <table:table-cell office:value-type="float" office:value="39.625">
                <text:p>39.625</text:p>
              </table:table-cell>
              <table:table-cell office:value-type="float" office:value="55.25">
                <text:p>55.25</text:p>
              </table:table-cell>
              <table:table-cell office:value-type="float" office:value="67.8125">
                <text:p>67.8125</text:p>
              </table:table-cell>
              <table:table-cell office:value-type="float" office:value="81.875">
                <text:p>81.875</text:p>
              </table:table-cell>
              <table:table-cell office:value-type="float" office:value="85.25">
                <text:p>85.25</text:p>
              </table:table-cell>
              <table:table-cell office:value-type="float" office:value="89.46875">
                <text:p>89.46875</text:p>
              </table:table-cell>
              <table:table-cell office:value-type="float" office:value="84.5625">
                <text:p>84.5625</text:p>
              </table:table-cell>
              <table:table-cell office:value-type="float" office:value="74.71875">
                <text:p>74.71875</text:p>
              </table:table-cell>
              <table:table-cell office:value-type="float" office:value="60.125">
                <text:p>60.125</text:p>
              </table:table-cell>
              <table:table-cell office:value-type="float" office:value="38.9375">
                <text:p>38.9375</text:p>
              </table:table-cell>
              <table:table-cell office:value-type="float" office:value="18.625">
                <text:p>18.625</text:p>
              </table:table-cell>
              <table:table-cell office:value-type="float" office:value="2.1875">
                <text:p>2.1875</text:p>
              </table:table-cell>
              <table:table-cell office:value-type="float" office:value="-13.09375">
                <text:p>-13.09375</text:p>
              </table:table-cell>
              <table:table-cell office:value-type="float" office:value="-17.40625">
                <text:p>-17.40625</text:p>
              </table:table-cell>
              <table:table-cell office:value-type="float" office:value="-21.78125">
                <text:p>-21.78125</text:p>
              </table:table-cell>
              <table:table-cell office:value-type="float" office:value="-15.9375">
                <text:p>-15.9375</text:p>
              </table:table-cell>
              <table:table-cell office:value-type="float" office:value="-6.75">
                <text:p>-6.75</text:p>
              </table:table-cell>
              <table:table-cell office:value-type="float" office:value="8.75">
                <text:p>8.75</text:p>
              </table:table-cell>
              <table:table-cell office:value-type="float" office:value="29.40625">
                <text:p>29.40625</text:p>
              </table:table-cell>
              <table:table-cell office:value-type="float" office:value="51.03125">
                <text:p>51.03125</text:p>
              </table:table-cell>
              <table:table-cell office:value-type="float" office:value="67.09375">
                <text:p>67.09375</text:p>
              </table:table-cell>
              <table:table-cell office:value-type="float" office:value="82.71875">
                <text:p>82.71875</text:p>
              </table:table-cell>
              <table:table-cell office:value-type="float" office:value="87.03125">
                <text:p>87.03125</text:p>
              </table:table-cell>
              <table:table-cell office:value-type="float" office:value="91.0625">
                <text:p>91.0625</text:p>
              </table:table-cell>
              <table:table-cell office:value-type="float" office:value="85.6875">
                <text:p>85.6875</text:p>
              </table:table-cell>
              <table:table-cell office:value-type="float" office:value="75.375">
                <text:p>75.375</text:p>
              </table:table-cell>
              <table:table-cell office:value-type="float" office:value="60.6875">
                <text:p>60.6875</text:p>
              </table:table-cell>
              <table:table-cell office:value-type="float" office:value="39.21875">
                <text:p>39.21875</text:p>
              </table:table-cell>
              <table:table-cell office:value-type="float" office:value="18.71875">
                <text:p>18.71875</text:p>
              </table:table-cell>
              <table:table-cell office:value-type="float" office:value="2.1875">
                <text:p>2.1875</text:p>
              </table:table-cell>
              <table:table-cell office:value-type="float" office:value="-13.09375">
                <text:p>-13.09375</text:p>
              </table:table-cell>
              <table:table-cell office:value-type="float" office:value="-17.40625">
                <text:p>-17.40625</text:p>
              </table:table-cell>
              <table:table-cell office:value-type="float" office:value="-21.78125">
                <text:p>-21.78125</text:p>
              </table:table-cell>
              <table:table-cell office:value-type="float" office:value="-15.9375">
                <text:p>-15.9375</text:p>
              </table:table-cell>
              <table:table-cell office:value-type="float" office:value="-6.75">
                <text:p>-6.75</text:p>
              </table:table-cell>
              <table:table-cell office:value-type="float" office:value="8.75">
                <text:p>8.75</text:p>
              </table:table-cell>
              <table:table-cell office:value-type="float" office:value="29.40625">
                <text:p>29.40625</text:p>
              </table:table-cell>
              <table:table-cell office:value-type="float" office:value="51.03125">
                <text:p>51.03125</text:p>
              </table:table-cell>
              <table:table-cell office:value-type="float" office:value="67.09375">
                <text:p>67.09375</text:p>
              </table:table-cell>
              <table:table-cell office:value-type="float" office:value="82.71875">
                <text:p>82.71875</text:p>
              </table:table-cell>
              <table:table-cell office:value-type="float" office:value="87.03125">
                <text:p>87.03125</text:p>
              </table:table-cell>
              <table:table-cell office:value-type="float" office:value="91.0625">
                <text:p>91.0625</text:p>
              </table:table-cell>
              <table:table-cell office:value-type="float" office:value="85.6875">
                <text:p>85.6875</text:p>
              </table:table-cell>
              <table:table-cell office:value-type="float" office:value="75.375">
                <text:p>75.375</text:p>
              </table:table-cell>
              <table:table-cell office:value-type="float" office:value="60.6875">
                <text:p>60.6875</text:p>
              </table:table-cell>
              <table:table-cell office:value-type="float" office:value="39.21875">
                <text:p>39.21875</text:p>
              </table:table-cell>
              <table:table-cell office:value-type="float" office:value="18.71875">
                <text:p>18.71875</text:p>
              </table:table-cell>
              <table:table-cell office:value-type="float" office:value="2.1875">
                <text:p>2.1875</text:p>
              </table:table-cell>
              <table:table-cell office:value-type="float" office:value="-13.09375">
                <text:p>-13.09375</text:p>
              </table:table-cell>
              <table:table-cell office:value-type="float" office:value="-17.40625">
                <text:p>-17.40625</text:p>
              </table:table-cell>
              <table:table-cell office:value-type="float" office:value="-21.78125">
                <text:p>-21.78125</text:p>
              </table:table-cell>
              <table:table-cell office:value-type="float" office:value="-15.9375">
                <text:p>-15.9375</text:p>
              </table:table-cell>
              <table:table-cell office:value-type="float" office:value="-6.75">
                <text:p>-6.75</text:p>
              </table:table-cell>
              <table:table-cell office:value-type="float" office:value="8.75">
                <text:p>8.75</text:p>
              </table:table-cell>
              <table:table-cell office:value-type="float" office:value="29.40625">
                <text:p>29.40625</text:p>
              </table:table-cell>
              <table:table-cell office:value-type="float" office:value="51.03125">
                <text:p>51.03125</text:p>
              </table:table-cell>
              <table:table-cell office:value-type="float" office:value="67.09375">
                <text:p>67.09375</text:p>
              </table:table-cell>
              <table:table-cell office:value-type="float" office:value="82.71875">
                <text:p>82.71875</text:p>
              </table:table-cell>
              <table:table-cell office:value-type="float" office:value="87.03125">
                <text:p>87.03125</text:p>
              </table:table-cell>
              <table:table-cell office:value-type="float" office:value="91.0625">
                <text:p>91.0625</text:p>
              </table:table-cell>
              <table:table-cell office:value-type="float" office:value="85.6875">
                <text:p>85.6875</text:p>
              </table:table-cell>
              <table:table-cell office:value-type="float" office:value="75.375">
                <text:p>75.375</text:p>
              </table:table-cell>
              <table:table-cell office:value-type="float" office:value="60.6875">
                <text:p>60.6875</text:p>
              </table:table-cell>
              <table:table-cell office:value-type="float" office:value="39.21875">
                <text:p>39.21875</text:p>
              </table:table-cell>
              <table:table-cell office:value-type="float" office:value="18.71875">
                <text:p>18.71875</text:p>
              </table:table-cell>
              <table:table-cell office:value-type="float" office:value="2.1875">
                <text:p>2.1875</text:p>
              </table:table-cell>
              <table:table-cell office:value-type="float" office:value="-13.09375">
                <text:p>-13.09375</text:p>
              </table:table-cell>
              <table:table-cell office:value-type="float" office:value="-17.40625">
                <text:p>-17.40625</text:p>
              </table:table-cell>
              <table:table-cell office:value-type="float" office:value="-21.78125">
                <text:p>-21.78125</text:p>
              </table:table-cell>
              <table:table-cell office:value-type="float" office:value="-15.9375">
                <text:p>-15.9375</text:p>
              </table:table-cell>
              <table:table-cell office:value-type="float" office:value="-6.75">
                <text:p>-6.75</text:p>
              </table:table-cell>
              <table:table-cell office:value-type="float" office:value="8.75">
                <text:p>8.75</text:p>
              </table:table-cell>
              <table:table-cell office:value-type="float" office:value="29.40625">
                <text:p>29.40625</text:p>
              </table:table-cell>
              <table:table-cell office:value-type="float" office:value="51.03125">
                <text:p>51.03125</text:p>
              </table:table-cell>
              <table:table-cell office:value-type="float" office:value="67.09375">
                <text:p>67.09375</text:p>
              </table:table-cell>
              <table:table-cell office:value-type="float" office:value="82.71875">
                <text:p>82.71875</text:p>
              </table:table-cell>
              <table:table-cell office:value-type="float" office:value="87.03125">
                <text:p>87.03125</text:p>
              </table:table-cell>
              <table:table-cell office:value-type="float" office:value="91.0625">
                <text:p>91.0625</text:p>
              </table:table-cell>
              <table:table-cell office:value-type="float" office:value="85.78125">
                <text:p>85.78125</text:p>
              </table:table-cell>
              <table:table-cell office:value-type="float" office:value="75.375">
                <text:p>75.375</text:p>
              </table:table-cell>
              <table:table-cell office:value-type="float" office:value="61.25">
                <text:p>61.25</text:p>
              </table:table-cell>
              <table:table-cell office:value-type="float" office:value="40.90625">
                <text:p>40.90625</text:p>
              </table:table-cell>
              <table:table-cell office:value-type="float" office:value="21.90625">
                <text:p>21.90625</text:p>
              </table:table-cell>
              <table:table-cell office:value-type="float" office:value="6.125">
                <text:p>6.125</text:p>
              </table:table-cell>
              <table:table-cell office:value-type="float" office:value="-7">
                <text:p>-7</text:p>
              </table:table-cell>
              <table:table-cell office:value-type="float" office:value="-6.71875">
                <text:p>-6.71875</text:p>
              </table:table-cell>
              <table:table-cell office:value-type="float" office:value="-10.6875">
                <text:p>-10.6875</text:p>
              </table:table-cell>
              <table:table-cell office:value-type="float" office:value="-4.96875">
                <text:p>-4.96875</text:p>
              </table:table-cell>
              <table:table-cell office:value-type="float" office:value="-4.6875">
                <text:p>-4.6875</text:p>
              </table:table-cell>
              <table:table-cell office:value-type="float" office:value="-2.96875">
                <text:p>-2.96875</text:p>
              </table:table-cell>
              <table:table-cell office:value-type="float" office:value="-1.59375">
                <text:p>-1.59375</text:p>
              </table:table-cell>
              <table:table-cell office:value-type="float" office:value="0.59375">
                <text:p>0.59375</text:p>
              </table:table-cell>
              <table:table-cell office:value-type="float" office:value="2.6875">
                <text:p>2.6875</text:p>
              </table:table-cell>
              <table:table-cell office:value-type="float" office:value="4.71875">
                <text:p>4.71875</text:p>
              </table:table-cell>
              <table:table-cell office:value-type="float" office:value="6.5">
                <text:p>6.5</text:p>
              </table:table-cell>
              <table:table-cell office:value-type="float" office:value="6.03125">
                <text:p>6.03125</text:p>
              </table:table-cell>
              <table:table-cell office:value-type="float" office:value="5.46875">
                <text:p>5.46875</text:p>
              </table:table-cell>
              <table:table-cell office:value-type="float" office:value="5.1875">
                <text:p>5.1875</text:p>
              </table:table-cell>
              <table:table-cell office:value-type="float" office:value="5.28125">
                <text:p>5.28125</text:p>
              </table:table-cell>
              <table:table-cell office:value-type="float" office:value="4.90625">
                <text:p>4.90625</text:p>
              </table:table-cell>
              <table:table-cell office:value-type="float" office:value="4.625">
                <text:p>4.625</text:p>
              </table:table-cell>
              <table:table-cell office:value-type="float" office:value="4.0625">
                <text:p>4.0625</text:p>
              </table:table-cell>
              <table:table-cell office:value-type="float" office:value="3.59375">
                <text:p>3.59375</text:p>
              </table:table-cell>
              <table:table-cell office:value-type="float" office:value="3.21875">
                <text:p>3.21875</text:p>
              </table:table-cell>
              <table:table-cell office:value-type="float" office:value="4.34375">
                <text:p>4.34375</text:p>
              </table:table-cell>
              <table:table-cell office:value-type="float" office:value="5.53125">
                <text:p>5.53125</text:p>
              </table:table-cell>
              <table:table-cell office:value-type="float" office:value="6.25">
                <text:p>6.25</text:p>
              </table:table-cell>
              <table:table-cell office:value-type="float" office:value="8.71875">
                <text:p>8.71875</text:p>
              </table:table-cell>
              <table:table-cell office:value-type="float" office:value="13.75">
                <text:p>13.75</text:p>
              </table:table-cell>
              <table:table-cell office:value-type="float" office:value="16.875">
                <text:p>16.875</text:p>
              </table:table-cell>
              <table:table-cell office:value-type="float" office:value="14.375">
                <text:p>14.375</text:p>
              </table:table-cell>
              <table:table-cell office:value-type="float" office:value="16.09375">
                <text:p>16.09375</text:p>
              </table:table-cell>
              <table:table-cell office:value-type="float" office:value="5.1875">
                <text:p>5.1875</text:p>
              </table:table-cell>
              <table:table-cell office:value-type="float" office:value="5.375">
                <text:p>5.375</text:p>
              </table:table-cell>
              <table:table-cell office:value-type="float" office:value="1.78125">
                <text:p>1.78125</text:p>
              </table:table-cell>
              <table:table-cell office:value-type="float" office:value="1.84375">
                <text:p>1.84375</text:p>
              </table:table-cell>
              <table:table-cell office:value-type="float" office:value="7.40625">
                <text:p>7.40625</text:p>
              </table:table-cell>
              <table:table-cell office:value-type="float" office:value="9.34375">
                <text:p>9.34375</text:p>
              </table:table-cell>
              <table:table-cell office:value-type="float" office:value="12.375">
                <text:p>12.375</text:p>
              </table:table-cell>
              <table:table-cell office:value-type="float" office:value="14.28125">
                <text:p>14.281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.28125">
                <text:p>90.28125</text:p>
              </table:table-cell>
              <table:table-cell office:value-type="float" office:value="90.9375">
                <text:p>90.9375</text:p>
              </table:table-cell>
              <table:table-cell office:value-type="float" office:value="91.96875">
                <text:p>91.96875</text:p>
              </table:table-cell>
              <table:table-cell office:value-type="float" office:value="93.1875">
                <text:p>93.1875</text:p>
              </table:table-cell>
              <table:table-cell office:value-type="float" office:value="95.4375">
                <text:p>95.4375</text:p>
              </table:table-cell>
              <table:table-cell office:value-type="float" office:value="98.8125">
                <text:p>98.8125</text:p>
              </table:table-cell>
              <table:table-cell office:value-type="float" office:value="102.09375">
                <text:p>102.09375</text:p>
              </table:table-cell>
              <table:table-cell office:value-type="float" office:value="104.25">
                <text:p>104.25</text:p>
              </table:table-cell>
              <table:table-cell office:value-type="float" office:value="101.34375">
                <text:p>101.34375</text:p>
              </table:table-cell>
              <table:table-cell office:value-type="float" office:value="93.21875">
                <text:p>93.21875</text:p>
              </table:table-cell>
              <table:table-cell office:value-type="float" office:value="79.6875">
                <text:p>79.6875</text:p>
              </table:table-cell>
              <table:table-cell office:value-type="float" office:value="61.34375">
                <text:p>61.34375</text:p>
              </table:table-cell>
              <table:table-cell office:value-type="float" office:value="36.40625">
                <text:p>36.40625</text:p>
              </table:table-cell>
              <table:table-cell office:value-type="float" office:value="10.90625">
                <text:p>10.90625</text:p>
              </table:table-cell>
              <table:table-cell office:value-type="float" office:value="-6.5625">
                <text:p>-6.5625</text:p>
              </table:table-cell>
              <table:table-cell office:value-type="float" office:value="-21.65625">
                <text:p>-21.65625</text:p>
              </table:table-cell>
              <table:table-cell office:value-type="float" office:value="-29.0625">
                <text:p>-29.0625</text:p>
              </table:table-cell>
              <table:table-cell office:value-type="float" office:value="-26.875">
                <text:p>-26.875</text:p>
              </table:table-cell>
              <table:table-cell office:value-type="float" office:value="-25.09375">
                <text:p>-25.09375</text:p>
              </table:table-cell>
              <table:table-cell office:value-type="float" office:value="-11.375">
                <text:p>-11.375</text:p>
              </table:table-cell>
              <table:table-cell office:value-type="float" office:value="8.03125">
                <text:p>8.03125</text:p>
              </table:table-cell>
              <table:table-cell office:value-type="float" office:value="35.6875">
                <text:p>35.6875</text:p>
              </table:table-cell>
              <table:table-cell office:value-type="float" office:value="68">
                <text:p>68</text:p>
              </table:table-cell>
              <table:table-cell office:value-type="float" office:value="94.09375">
                <text:p>94.09375</text:p>
              </table:table-cell>
              <table:table-cell office:value-type="float" office:value="117.28125">
                <text:p>117.28125</text:p>
              </table:table-cell>
              <table:table-cell office:value-type="float" office:value="122.4375">
                <text:p>122.4375</text:p>
              </table:table-cell>
              <table:table-cell office:value-type="float" office:value="128.9375">
                <text:p>128.9375</text:p>
              </table:table-cell>
              <table:table-cell office:value-type="float" office:value="119.9375">
                <text:p>119.9375</text:p>
              </table:table-cell>
              <table:table-cell office:value-type="float" office:value="104.78125">
                <text:p>104.78125</text:p>
              </table:table-cell>
              <table:table-cell office:value-type="float" office:value="83.03125">
                <text:p>83.03125</text:p>
              </table:table-cell>
              <table:table-cell office:value-type="float" office:value="50.3125">
                <text:p>50.3125</text:p>
              </table:table-cell>
              <table:table-cell office:value-type="float" office:value="16.96875">
                <text:p>16.96875</text:p>
              </table:table-cell>
              <table:table-cell office:value-type="float" office:value="-6.21875">
                <text:p>-6.21875</text:p>
              </table:table-cell>
              <table:table-cell office:value-type="float" office:value="-23.25">
                <text:p>-23.25</text:p>
              </table:table-cell>
              <table:table-cell office:value-type="float" office:value="-31.6875">
                <text:p>-31.6875</text:p>
              </table:table-cell>
              <table:table-cell office:value-type="float" office:value="-29.125">
                <text:p>-29.125</text:p>
              </table:table-cell>
              <table:table-cell office:value-type="float" office:value="-26.59375">
                <text:p>-26.59375</text:p>
              </table:table-cell>
              <table:table-cell office:value-type="float" office:value="-12.40625">
                <text:p>-12.40625</text:p>
              </table:table-cell>
              <table:table-cell office:value-type="float" office:value="7.28125">
                <text:p>7.28125</text:p>
              </table:table-cell>
              <table:table-cell office:value-type="float" office:value="35.3125">
                <text:p>35.3125</text:p>
              </table:table-cell>
              <table:table-cell office:value-type="float" office:value="67.90625">
                <text:p>67.90625</text:p>
              </table:table-cell>
              <table:table-cell office:value-type="float" office:value="94.09375">
                <text:p>94.09375</text:p>
              </table:table-cell>
              <table:table-cell office:value-type="float" office:value="117.28125">
                <text:p>117.28125</text:p>
              </table:table-cell>
              <table:table-cell office:value-type="float" office:value="122.4375">
                <text:p>122.4375</text:p>
              </table:table-cell>
              <table:table-cell office:value-type="float" office:value="128.9375">
                <text:p>128.9375</text:p>
              </table:table-cell>
              <table:table-cell office:value-type="float" office:value="119.9375">
                <text:p>119.9375</text:p>
              </table:table-cell>
              <table:table-cell office:value-type="float" office:value="104.78125">
                <text:p>104.78125</text:p>
              </table:table-cell>
              <table:table-cell office:value-type="float" office:value="83.03125">
                <text:p>83.03125</text:p>
              </table:table-cell>
              <table:table-cell office:value-type="float" office:value="50.3125">
                <text:p>50.3125</text:p>
              </table:table-cell>
              <table:table-cell office:value-type="float" office:value="16.96875">
                <text:p>16.96875</text:p>
              </table:table-cell>
              <table:table-cell office:value-type="float" office:value="-6.21875">
                <text:p>-6.21875</text:p>
              </table:table-cell>
              <table:table-cell office:value-type="float" office:value="-23.25">
                <text:p>-23.25</text:p>
              </table:table-cell>
              <table:table-cell office:value-type="float" office:value="-31.6875">
                <text:p>-31.6875</text:p>
              </table:table-cell>
              <table:table-cell office:value-type="float" office:value="-29.125">
                <text:p>-29.125</text:p>
              </table:table-cell>
              <table:table-cell office:value-type="float" office:value="-26.59375">
                <text:p>-26.59375</text:p>
              </table:table-cell>
              <table:table-cell office:value-type="float" office:value="-12.40625">
                <text:p>-12.40625</text:p>
              </table:table-cell>
              <table:table-cell office:value-type="float" office:value="7.28125">
                <text:p>7.28125</text:p>
              </table:table-cell>
              <table:table-cell office:value-type="float" office:value="35.3125">
                <text:p>35.3125</text:p>
              </table:table-cell>
              <table:table-cell office:value-type="float" office:value="67.90625">
                <text:p>67.90625</text:p>
              </table:table-cell>
              <table:table-cell office:value-type="float" office:value="94.09375">
                <text:p>94.09375</text:p>
              </table:table-cell>
              <table:table-cell office:value-type="float" office:value="117.28125">
                <text:p>117.28125</text:p>
              </table:table-cell>
              <table:table-cell office:value-type="float" office:value="122.4375">
                <text:p>122.4375</text:p>
              </table:table-cell>
              <table:table-cell office:value-type="float" office:value="128.9375">
                <text:p>128.9375</text:p>
              </table:table-cell>
              <table:table-cell office:value-type="float" office:value="119.9375">
                <text:p>119.9375</text:p>
              </table:table-cell>
              <table:table-cell office:value-type="float" office:value="104.78125">
                <text:p>104.78125</text:p>
              </table:table-cell>
              <table:table-cell office:value-type="float" office:value="83.03125">
                <text:p>83.03125</text:p>
              </table:table-cell>
              <table:table-cell office:value-type="float" office:value="50.3125">
                <text:p>50.3125</text:p>
              </table:table-cell>
              <table:table-cell office:value-type="float" office:value="16.96875">
                <text:p>16.96875</text:p>
              </table:table-cell>
              <table:table-cell office:value-type="float" office:value="-6.21875">
                <text:p>-6.21875</text:p>
              </table:table-cell>
              <table:table-cell office:value-type="float" office:value="-23.25">
                <text:p>-23.25</text:p>
              </table:table-cell>
              <table:table-cell office:value-type="float" office:value="-31.6875">
                <text:p>-31.6875</text:p>
              </table:table-cell>
              <table:table-cell office:value-type="float" office:value="-29.125">
                <text:p>-29.125</text:p>
              </table:table-cell>
              <table:table-cell office:value-type="float" office:value="-26.59375">
                <text:p>-26.59375</text:p>
              </table:table-cell>
              <table:table-cell office:value-type="float" office:value="-12.40625">
                <text:p>-12.40625</text:p>
              </table:table-cell>
              <table:table-cell office:value-type="float" office:value="7.28125">
                <text:p>7.28125</text:p>
              </table:table-cell>
              <table:table-cell office:value-type="float" office:value="35.3125">
                <text:p>35.3125</text:p>
              </table:table-cell>
              <table:table-cell office:value-type="float" office:value="67.90625">
                <text:p>67.90625</text:p>
              </table:table-cell>
              <table:table-cell office:value-type="float" office:value="94.09375">
                <text:p>94.09375</text:p>
              </table:table-cell>
              <table:table-cell office:value-type="float" office:value="117.28125">
                <text:p>117.28125</text:p>
              </table:table-cell>
              <table:table-cell office:value-type="float" office:value="122.4375">
                <text:p>122.4375</text:p>
              </table:table-cell>
              <table:table-cell office:value-type="float" office:value="128.9375">
                <text:p>128.9375</text:p>
              </table:table-cell>
              <table:table-cell office:value-type="float" office:value="119.9375">
                <text:p>119.9375</text:p>
              </table:table-cell>
              <table:table-cell office:value-type="float" office:value="104.78125">
                <text:p>104.78125</text:p>
              </table:table-cell>
              <table:table-cell office:value-type="float" office:value="83.03125">
                <text:p>83.03125</text:p>
              </table:table-cell>
              <table:table-cell office:value-type="float" office:value="50.3125">
                <text:p>50.3125</text:p>
              </table:table-cell>
              <table:table-cell office:value-type="float" office:value="16.96875">
                <text:p>16.96875</text:p>
              </table:table-cell>
              <table:table-cell office:value-type="float" office:value="-6.21875">
                <text:p>-6.21875</text:p>
              </table:table-cell>
              <table:table-cell office:value-type="float" office:value="-23.25">
                <text:p>-23.25</text:p>
              </table:table-cell>
              <table:table-cell office:value-type="float" office:value="-31.6875">
                <text:p>-31.6875</text:p>
              </table:table-cell>
              <table:table-cell office:value-type="float" office:value="-29.125">
                <text:p>-29.125</text:p>
              </table:table-cell>
              <table:table-cell office:value-type="float" office:value="-26.875">
                <text:p>-26.875</text:p>
              </table:table-cell>
              <table:table-cell office:value-type="float" office:value="-13.34375">
                <text:p>-13.34375</text:p>
              </table:table-cell>
              <table:table-cell office:value-type="float" office:value="5.3125">
                <text:p>5.3125</text:p>
              </table:table-cell>
              <table:table-cell office:value-type="float" office:value="32.125">
                <text:p>32.125</text:p>
              </table:table-cell>
              <table:table-cell office:value-type="float" office:value="62.5625">
                <text:p>62.5625</text:p>
              </table:table-cell>
              <table:table-cell office:value-type="float" office:value="85.28125">
                <text:p>85.28125</text:p>
              </table:table-cell>
              <table:table-cell office:value-type="float" office:value="105.1875">
                <text:p>105.1875</text:p>
              </table:table-cell>
              <table:table-cell office:value-type="float" office:value="108.1875">
                <text:p>108.1875</text:p>
              </table:table-cell>
              <table:table-cell office:value-type="float" office:value="117.875">
                <text:p>117.875</text:p>
              </table:table-cell>
              <table:table-cell office:value-type="float" office:value="116.71875">
                <text:p>116.71875</text:p>
              </table:table-cell>
              <table:table-cell office:value-type="float" office:value="114.71875">
                <text:p>114.71875</text:p>
              </table:table-cell>
              <table:table-cell office:value-type="float" office:value="111.6875">
                <text:p>111.6875</text:p>
              </table:table-cell>
              <table:table-cell office:value-type="float" office:value="102.90625">
                <text:p>102.90625</text:p>
              </table:table-cell>
              <table:table-cell office:value-type="float" office:value="96.0625">
                <text:p>96.0625</text:p>
              </table:table-cell>
              <table:table-cell office:value-type="float" office:value="89.96875">
                <text:p>89.96875</text:p>
              </table:table-cell>
              <table:table-cell office:value-type="float" office:value="88.40625">
                <text:p>88.40625</text:p>
              </table:table-cell>
              <table:table-cell office:value-type="float" office:value="87.65625">
                <text:p>87.65625</text:p>
              </table:table-cell>
              <table:table-cell office:value-type="float" office:value="87.75">
                <text:p>87.75</text:p>
              </table:table-cell>
              <table:table-cell office:value-type="float" office:value="88.5">
                <text:p>88.5</text:p>
              </table:table-cell>
              <table:table-cell office:value-type="float" office:value="88.96875">
                <text:p>88.96875</text:p>
              </table:table-cell>
              <table:table-cell office:value-type="float" office:value="89.34375">
                <text:p>89.34375</text:p>
              </table:table-cell>
              <table:table-cell office:value-type="float" office:value="89.625">
                <text:p>89.625</text:p>
              </table:table-cell>
              <table:table-cell office:value-type="float" office:value="89.90625">
                <text:p>89.9062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1.1875">
                <text:p>101.1875</text:p>
              </table:table-cell>
              <table:table-cell office:value-type="float" office:value="91.90625">
                <text:p>91.90625</text:p>
              </table:table-cell>
              <table:table-cell office:value-type="float" office:value="78.21875">
                <text:p>78.21875</text:p>
              </table:table-cell>
              <table:table-cell office:value-type="float" office:value="64.15625">
                <text:p>64.15625</text:p>
              </table:table-cell>
              <table:table-cell office:value-type="float" office:value="50.375">
                <text:p>50.375</text:p>
              </table:table-cell>
              <table:table-cell office:value-type="float" office:value="38.1875">
                <text:p>38.1875</text:p>
              </table:table-cell>
              <table:table-cell office:value-type="float" office:value="27.03125">
                <text:p>27.03125</text:p>
              </table:table-cell>
              <table:table-cell office:value-type="float" office:value="13.3125">
                <text:p>13.3125</text:p>
              </table:table-cell>
              <table:table-cell office:value-type="float" office:value="10.40625">
                <text:p>10.40625</text:p>
              </table:table-cell>
              <table:table-cell office:value-type="float" office:value="3.9375">
                <text:p>3.9375</text:p>
              </table:table-cell>
              <table:table-cell office:value-type="float" office:value="8.21875">
                <text:p>8.21875</text:p>
              </table:table-cell>
              <table:table-cell office:value-type="float" office:value="16.09375">
                <text:p>16.09375</text:p>
              </table:table-cell>
              <table:table-cell office:value-type="float" office:value="27.90625">
                <text:p>27.90625</text:p>
              </table:table-cell>
              <table:table-cell office:value-type="float" office:value="47.53125">
                <text:p>47.53125</text:p>
              </table:table-cell>
              <table:table-cell office:value-type="float" office:value="64.90625">
                <text:p>64.90625</text:p>
              </table:table-cell>
              <table:table-cell office:value-type="float" office:value="77.4375">
                <text:p>77.4375</text:p>
              </table:table-cell>
              <table:table-cell office:value-type="float" office:value="89.71875">
                <text:p>89.71875</text:p>
              </table:table-cell>
              <table:table-cell office:value-type="float" office:value="92.34375">
                <text:p>92.34375</text:p>
              </table:table-cell>
              <table:table-cell office:value-type="float" office:value="97.09375">
                <text:p>97.09375</text:p>
              </table:table-cell>
              <table:table-cell office:value-type="float" office:value="96.90625">
                <text:p>96.90625</text:p>
              </table:table-cell>
              <table:table-cell office:value-type="float" office:value="94.84375">
                <text:p>94.84375</text:p>
              </table:table-cell>
              <table:table-cell office:value-type="float" office:value="93.1875">
                <text:p>93.1875</text:p>
              </table:table-cell>
              <table:table-cell office:value-type="float" office:value="88.28125">
                <text:p>88.28125</text:p>
              </table:table-cell>
              <table:table-cell office:value-type="float" office:value="84.125">
                <text:p>84.125</text:p>
              </table:table-cell>
              <table:table-cell office:value-type="float" office:value="80.53125">
                <text:p>80.53125</text:p>
              </table:table-cell>
              <table:table-cell office:value-type="float" office:value="80.0625">
                <text:p>80.0625</text:p>
              </table:table-cell>
              <table:table-cell office:value-type="float" office:value="79.5">
                <text:p>79.5</text:p>
              </table:table-cell>
              <table:table-cell office:value-type="float" office:value="79.78125">
                <text:p>79.78125</text:p>
              </table:table-cell>
              <table:table-cell office:value-type="float" office:value="80.34375">
                <text:p>80.34375</text:p>
              </table:table-cell>
              <table:table-cell office:value-type="float" office:value="80.4375">
                <text:p>80.4375</text:p>
              </table:table-cell>
              <table:table-cell office:value-type="float" office:value="80.625">
                <text:p>80.625</text:p>
              </table:table-cell>
              <table:table-cell office:value-type="float" office:value="80.8125">
                <text:p>80.8125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.1875">
                <text:p>81.1875</text:p>
              </table:table-cell>
              <table:table-cell office:value-type="float" office:value="81.5625">
                <text:p>81.5625</text:p>
              </table:table-cell>
              <table:table-cell office:value-type="float" office:value="82.125">
                <text:p>82.125</text:p>
              </table:table-cell>
              <table:table-cell office:value-type="float" office:value="82.875">
                <text:p>82.875</text:p>
              </table:table-cell>
              <table:table-cell office:value-type="float" office:value="84.1875">
                <text:p>84.1875</text:p>
              </table:table-cell>
              <table:table-cell office:value-type="float" office:value="86.0625">
                <text:p>86.0625</text:p>
              </table:table-cell>
              <table:table-cell office:value-type="float" office:value="87.75">
                <text:p>87.75</text:p>
              </table:table-cell>
              <table:table-cell office:value-type="float" office:value="89.15625">
                <text:p>89.15625</text:p>
              </table:table-cell>
              <table:table-cell office:value-type="float" office:value="87.15625">
                <text:p>87.15625</text:p>
              </table:table-cell>
              <table:table-cell office:value-type="float" office:value="82.59375">
                <text:p>82.59375</text:p>
              </table:table-cell>
              <table:table-cell office:value-type="float" office:value="74.34375">
                <text:p>74.34375</text:p>
              </table:table-cell>
              <table:table-cell office:value-type="float" office:value="62.5">
                <text:p>62.5</text:p>
              </table:table-cell>
              <table:table-cell office:value-type="float" office:value="47.9375">
                <text:p>47.9375</text:p>
              </table:table-cell>
              <table:table-cell office:value-type="float" office:value="33.9375">
                <text:p>33.9375</text:p>
              </table:table-cell>
              <table:table-cell office:value-type="float" office:value="20.3125">
                <text:p>20.3125</text:p>
              </table:table-cell>
              <table:table-cell office:value-type="float" office:value="5.8125">
                <text:p>5.8125</text:p>
              </table:table-cell>
              <table:table-cell office:value-type="float" office:value="0.9375">
                <text:p>0.9375</text:p>
              </table:table-cell>
              <table:table-cell office:value-type="float" office:value="9.625">
                <text:p>9.625</text:p>
              </table:table-cell>
              <table:table-cell office:value-type="float" office:value="21.9375">
                <text:p>21.9375</text:p>
              </table:table-cell>
              <table:table-cell office:value-type="float" office:value="39.21875">
                <text:p>39.21875</text:p>
              </table:table-cell>
              <table:table-cell office:value-type="float" office:value="64.84375">
                <text:p>64.84375</text:p>
              </table:table-cell>
              <table:table-cell office:value-type="float" office:value="134.65625">
                <text:p>134.65625</text:p>
              </table:table-cell>
              <table:table-cell office:value-type="float" office:value="167.90625">
                <text:p>167.90625</text:p>
              </table:table-cell>
              <table:table-cell office:value-type="float" office:value="144.0625">
                <text:p>144.0625</text:p>
              </table:table-cell>
              <table:table-cell office:value-type="float" office:value="157.9375">
                <text:p>157.9375</text:p>
              </table:table-cell>
              <table:table-cell office:value-type="float" office:value="31.875">
                <text:p>31.875</text:p>
              </table:table-cell>
              <table:table-cell office:value-type="float" office:value="28.75">
                <text:p>28.75</text:p>
              </table:table-cell>
              <table:table-cell office:value-type="float" office:value="-15.9375">
                <text:p>-15.9375</text:p>
              </table:table-cell>
              <table:table-cell office:value-type="float" office:value="-7.5625">
                <text:p>-7.5625</text:p>
              </table:table-cell>
              <table:table-cell office:value-type="float" office:value="51.4375">
                <text:p>51.4375</text:p>
              </table:table-cell>
              <table:table-cell office:value-type="float" office:value="85.4375">
                <text:p>85.4375</text:p>
              </table:table-cell>
              <table:table-cell office:value-type="float" office:value="117.375">
                <text:p>117.3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2.90625">
                <text:p>162.90625</text:p>
              </table:table-cell>
              <table:table-cell office:value-type="float" office:value="162.8125">
                <text:p>162.8125</text:p>
              </table:table-cell>
              <table:table-cell office:value-type="float" office:value="162.625">
                <text:p>162.625</text:p>
              </table:table-cell>
              <table:table-cell office:value-type="float" office:value="162.53125">
                <text:p>162.53125</text:p>
              </table:table-cell>
              <table:table-cell office:value-type="float" office:value="162.0625">
                <text:p>162.0625</text:p>
              </table:table-cell>
              <table:table-cell office:value-type="float" office:value="161.59375">
                <text:p>161.59375</text:p>
              </table:table-cell>
              <table:table-cell office:value-type="float" office:value="161.21875">
                <text:p>161.21875</text:p>
              </table:table-cell>
              <table:table-cell office:value-type="float" office:value="161.3125">
                <text:p>161.3125</text:p>
              </table:table-cell>
              <table:table-cell office:value-type="float" office:value="162.40625">
                <text:p>162.40625</text:p>
              </table:table-cell>
              <table:table-cell office:value-type="float" office:value="163.21875">
                <text:p>163.21875</text:p>
              </table:table-cell>
              <table:table-cell office:value-type="float" office:value="165.78125">
                <text:p>165.78125</text:p>
              </table:table-cell>
              <table:table-cell office:value-type="float" office:value="167.90625">
                <text:p>167.90625</text:p>
              </table:table-cell>
              <table:table-cell office:value-type="float" office:value="170.9375">
                <text:p>170.9375</text:p>
              </table:table-cell>
              <table:table-cell office:value-type="float" office:value="173.03125">
                <text:p>173.03125</text:p>
              </table:table-cell>
              <table:table-cell office:value-type="float" office:value="175.59375">
                <text:p>175.59375</text:p>
              </table:table-cell>
              <table:table-cell office:value-type="float" office:value="176.0625">
                <text:p>176.0625</text:p>
              </table:table-cell>
              <table:table-cell office:value-type="float" office:value="177.4375">
                <text:p>177.4375</text:p>
              </table:table-cell>
              <table:table-cell office:value-type="float" office:value="176.78125">
                <text:p>176.78125</text:p>
              </table:table-cell>
              <table:table-cell office:value-type="float" office:value="176.03125">
                <text:p>176.03125</text:p>
              </table:table-cell>
              <table:table-cell office:value-type="float" office:value="175.9375">
                <text:p>175.9375</text:p>
              </table:table-cell>
              <table:table-cell office:value-type="float" office:value="174.46875">
                <text:p>174.46875</text:p>
              </table:table-cell>
              <table:table-cell office:value-type="float" office:value="174.28125">
                <text:p>174.28125</text:p>
              </table:table-cell>
              <table:table-cell office:value-type="float" office:value="173.71875">
                <text:p>173.71875</text:p>
              </table:table-cell>
              <table:table-cell office:value-type="float" office:value="173.71875">
                <text:p>173.71875</text:p>
              </table:table-cell>
              <table:table-cell office:value-type="float" office:value="173.90625">
                <text:p>173.90625</text:p>
              </table:table-cell>
              <table:table-cell office:value-type="float" office:value="173.90625">
                <text:p>173.90625</text:p>
              </table:table-cell>
              <table:table-cell office:value-type="float" office:value="174.09375">
                <text:p>174.09375</text:p>
              </table:table-cell>
              <table:table-cell office:value-type="float" office:value="174.5625">
                <text:p>174.5625</text:p>
              </table:table-cell>
              <table:table-cell office:value-type="float" office:value="175.21875">
                <text:p>175.21875</text:p>
              </table:table-cell>
              <table:table-cell office:value-type="float" office:value="175.96875">
                <text:p>175.96875</text:p>
              </table:table-cell>
              <table:table-cell office:value-type="float" office:value="177.375">
                <text:p>177.375</text:p>
              </table:table-cell>
              <table:table-cell office:value-type="float" office:value="179.625">
                <text:p>179.625</text:p>
              </table:table-cell>
              <table:table-cell office:value-type="float" office:value="181.40625">
                <text:p>181.40625</text:p>
              </table:table-cell>
              <table:table-cell office:value-type="float" office:value="182.4375">
                <text:p>182.4375</text:p>
              </table:table-cell>
              <table:table-cell office:value-type="float" office:value="180.71875">
                <text:p>180.71875</text:p>
              </table:table-cell>
              <table:table-cell office:value-type="float" office:value="175.625">
                <text:p>175.625</text:p>
              </table:table-cell>
              <table:table-cell office:value-type="float" office:value="167.84375">
                <text:p>167.84375</text:p>
              </table:table-cell>
              <table:table-cell office:value-type="float" office:value="156">
                <text:p>156</text:p>
              </table:table-cell>
              <table:table-cell office:value-type="float" office:value="141.09375">
                <text:p>141.09375</text:p>
              </table:table-cell>
              <table:table-cell office:value-type="float" office:value="127.96875">
                <text:p>127.96875</text:p>
              </table:table-cell>
              <table:table-cell office:value-type="float" office:value="115.59375">
                <text:p>115.59375</text:p>
              </table:table-cell>
              <table:table-cell office:value-type="float" office:value="103.34375">
                <text:p>103.34375</text:p>
              </table:table-cell>
              <table:table-cell office:value-type="float" office:value="100.0625">
                <text:p>100.0625</text:p>
              </table:table-cell>
              <table:table-cell office:value-type="float" office:value="95.59375">
                <text:p>95.59375</text:p>
              </table:table-cell>
              <table:table-cell office:value-type="float" office:value="100.40625">
                <text:p>100.40625</text:p>
              </table:table-cell>
              <table:table-cell office:value-type="float" office:value="109.125">
                <text:p>109.125</text:p>
              </table:table-cell>
              <table:table-cell office:value-type="float" office:value="122.25">
                <text:p>122.25</text:p>
              </table:table-cell>
              <table:table-cell office:value-type="float" office:value="142.0625">
                <text:p>142.0625</text:p>
              </table:table-cell>
              <table:table-cell office:value-type="float" office:value="161.28125">
                <text:p>161.28125</text:p>
              </table:table-cell>
              <table:table-cell office:value-type="float" office:value="176.0625">
                <text:p>176.0625</text:p>
              </table:table-cell>
              <table:table-cell office:value-type="float" office:value="190.78125">
                <text:p>190.78125</text:p>
              </table:table-cell>
              <table:table-cell office:value-type="float" office:value="194.34375">
                <text:p>194.34375</text:p>
              </table:table-cell>
              <table:table-cell office:value-type="float" office:value="198">
                <text:p>198</text:p>
              </table:table-cell>
              <table:table-cell office:value-type="float" office:value="193">
                <text:p>193</text:p>
              </table:table-cell>
              <table:table-cell office:value-type="float" office:value="183.25">
                <text:p>183.25</text:p>
              </table:table-cell>
              <table:table-cell office:value-type="float" office:value="169.65625">
                <text:p>169.65625</text:p>
              </table:table-cell>
              <table:table-cell office:value-type="float" office:value="149.84375">
                <text:p>149.84375</text:p>
              </table:table-cell>
              <table:table-cell office:value-type="float" office:value="131.1875">
                <text:p>131.1875</text:p>
              </table:table-cell>
              <table:table-cell office:value-type="float" office:value="116.21875">
                <text:p>116.21875</text:p>
              </table:table-cell>
              <table:table-cell office:value-type="float" office:value="102.125">
                <text:p>102.125</text:p>
              </table:table-cell>
              <table:table-cell office:value-type="float" office:value="98.5625">
                <text:p>98.5625</text:p>
              </table:table-cell>
              <table:table-cell office:value-type="float" office:value="94.28125">
                <text:p>94.28125</text:p>
              </table:table-cell>
              <table:table-cell office:value-type="float" office:value="99.375">
                <text:p>99.375</text:p>
              </table:table-cell>
              <table:table-cell office:value-type="float" office:value="108.46875">
                <text:p>108.46875</text:p>
              </table:table-cell>
              <table:table-cell office:value-type="float" office:value="121.78125">
                <text:p>121.78125</text:p>
              </table:table-cell>
              <table:table-cell office:value-type="float" office:value="141.875">
                <text:p>141.875</text:p>
              </table:table-cell>
              <table:table-cell office:value-type="float" office:value="161.1875">
                <text:p>161.1875</text:p>
              </table:table-cell>
              <table:table-cell office:value-type="float" office:value="176.0625">
                <text:p>176.0625</text:p>
              </table:table-cell>
              <table:table-cell office:value-type="float" office:value="190.78125">
                <text:p>190.78125</text:p>
              </table:table-cell>
              <table:table-cell office:value-type="float" office:value="194.34375">
                <text:p>194.34375</text:p>
              </table:table-cell>
              <table:table-cell office:value-type="float" office:value="198">
                <text:p>198</text:p>
              </table:table-cell>
              <table:table-cell office:value-type="float" office:value="193">
                <text:p>193</text:p>
              </table:table-cell>
              <table:table-cell office:value-type="float" office:value="183.25">
                <text:p>183.25</text:p>
              </table:table-cell>
              <table:table-cell office:value-type="float" office:value="169.65625">
                <text:p>169.65625</text:p>
              </table:table-cell>
              <table:table-cell office:value-type="float" office:value="149.84375">
                <text:p>149.84375</text:p>
              </table:table-cell>
              <table:table-cell office:value-type="float" office:value="131.1875">
                <text:p>131.1875</text:p>
              </table:table-cell>
              <table:table-cell office:value-type="float" office:value="116.21875">
                <text:p>116.21875</text:p>
              </table:table-cell>
              <table:table-cell office:value-type="float" office:value="102.125">
                <text:p>102.125</text:p>
              </table:table-cell>
              <table:table-cell office:value-type="float" office:value="98.5625">
                <text:p>98.5625</text:p>
              </table:table-cell>
              <table:table-cell office:value-type="float" office:value="94.28125">
                <text:p>94.28125</text:p>
              </table:table-cell>
              <table:table-cell office:value-type="float" office:value="99.375">
                <text:p>99.375</text:p>
              </table:table-cell>
              <table:table-cell office:value-type="float" office:value="108.46875">
                <text:p>108.46875</text:p>
              </table:table-cell>
              <table:table-cell office:value-type="float" office:value="121.78125">
                <text:p>121.78125</text:p>
              </table:table-cell>
              <table:table-cell office:value-type="float" office:value="141.875">
                <text:p>141.875</text:p>
              </table:table-cell>
              <table:table-cell office:value-type="float" office:value="161.1875">
                <text:p>161.1875</text:p>
              </table:table-cell>
              <table:table-cell office:value-type="float" office:value="176.0625">
                <text:p>176.0625</text:p>
              </table:table-cell>
              <table:table-cell office:value-type="float" office:value="190.78125">
                <text:p>190.78125</text:p>
              </table:table-cell>
              <table:table-cell office:value-type="float" office:value="194.34375">
                <text:p>194.34375</text:p>
              </table:table-cell>
              <table:table-cell office:value-type="float" office:value="198">
                <text:p>198</text:p>
              </table:table-cell>
              <table:table-cell office:value-type="float" office:value="193">
                <text:p>193</text:p>
              </table:table-cell>
              <table:table-cell office:value-type="float" office:value="183.25">
                <text:p>183.25</text:p>
              </table:table-cell>
              <table:table-cell office:value-type="float" office:value="169.65625">
                <text:p>169.65625</text:p>
              </table:table-cell>
              <table:table-cell office:value-type="float" office:value="149.84375">
                <text:p>149.84375</text:p>
              </table:table-cell>
              <table:table-cell office:value-type="float" office:value="131.1875">
                <text:p>131.1875</text:p>
              </table:table-cell>
              <table:table-cell office:value-type="float" office:value="116.21875">
                <text:p>116.21875</text:p>
              </table:table-cell>
              <table:table-cell office:value-type="float" office:value="102.125">
                <text:p>102.125</text:p>
              </table:table-cell>
              <table:table-cell office:value-type="float" office:value="98.5625">
                <text:p>98.5625</text:p>
              </table:table-cell>
              <table:table-cell office:value-type="float" office:value="94.28125">
                <text:p>94.28125</text:p>
              </table:table-cell>
              <table:table-cell office:value-type="float" office:value="99.375">
                <text:p>99.375</text:p>
              </table:table-cell>
              <table:table-cell office:value-type="float" office:value="108.46875">
                <text:p>108.46875</text:p>
              </table:table-cell>
              <table:table-cell office:value-type="float" office:value="121.78125">
                <text:p>121.78125</text:p>
              </table:table-cell>
              <table:table-cell office:value-type="float" office:value="141.875">
                <text:p>141.875</text:p>
              </table:table-cell>
              <table:table-cell office:value-type="float" office:value="161.1875">
                <text:p>161.1875</text:p>
              </table:table-cell>
              <table:table-cell office:value-type="float" office:value="176.0625">
                <text:p>176.0625</text:p>
              </table:table-cell>
              <table:table-cell office:value-type="float" office:value="190.78125">
                <text:p>190.78125</text:p>
              </table:table-cell>
              <table:table-cell office:value-type="float" office:value="194.34375">
                <text:p>194.34375</text:p>
              </table:table-cell>
              <table:table-cell office:value-type="float" office:value="198">
                <text:p>198</text:p>
              </table:table-cell>
              <table:table-cell office:value-type="float" office:value="193">
                <text:p>193</text:p>
              </table:table-cell>
              <table:table-cell office:value-type="float" office:value="183.25">
                <text:p>183.25</text:p>
              </table:table-cell>
              <table:table-cell office:value-type="float" office:value="169.65625">
                <text:p>169.65625</text:p>
              </table:table-cell>
              <table:table-cell office:value-type="float" office:value="149.84375">
                <text:p>149.84375</text:p>
              </table:table-cell>
              <table:table-cell office:value-type="float" office:value="131.1875">
                <text:p>131.1875</text:p>
              </table:table-cell>
              <table:table-cell office:value-type="float" office:value="116.21875">
                <text:p>116.21875</text:p>
              </table:table-cell>
              <table:table-cell office:value-type="float" office:value="102.125">
                <text:p>102.125</text:p>
              </table:table-cell>
              <table:table-cell office:value-type="float" office:value="98.5625">
                <text:p>98.5625</text:p>
              </table:table-cell>
              <table:table-cell office:value-type="float" office:value="94.28125">
                <text:p>94.28125</text:p>
              </table:table-cell>
              <table:table-cell office:value-type="float" office:value="99.1875">
                <text:p>99.1875</text:p>
              </table:table-cell>
              <table:table-cell office:value-type="float" office:value="107.90625">
                <text:p>107.90625</text:p>
              </table:table-cell>
              <table:table-cell office:value-type="float" office:value="120.5625">
                <text:p>120.5625</text:p>
              </table:table-cell>
              <table:table-cell office:value-type="float" office:value="140">
                <text:p>140</text:p>
              </table:table-cell>
              <table:table-cell office:value-type="float" office:value="157.90625">
                <text:p>157.90625</text:p>
              </table:table-cell>
              <table:table-cell office:value-type="float" office:value="170.71875">
                <text:p>170.71875</text:p>
              </table:table-cell>
              <table:table-cell office:value-type="float" office:value="183.46875">
                <text:p>183.46875</text:p>
              </table:table-cell>
              <table:table-cell office:value-type="float" office:value="185.8125">
                <text:p>185.8125</text:p>
              </table:table-cell>
              <table:table-cell office:value-type="float" office:value="191.5625">
                <text:p>191.5625</text:p>
              </table:table-cell>
              <table:table-cell office:value-type="float" office:value="190">
                <text:p>190</text:p>
              </table:table-cell>
              <table:table-cell office:value-type="float" office:value="189.3125">
                <text:p>189.3125</text:p>
              </table:table-cell>
              <table:table-cell office:value-type="float" office:value="186.28125">
                <text:p>186.28125</text:p>
              </table:table-cell>
              <table:table-cell office:value-type="float" office:value="181.375">
                <text:p>181.375</text:p>
              </table:table-cell>
              <table:table-cell office:value-type="float" office:value="177.125">
                <text:p>177.125</text:p>
              </table:table-cell>
              <table:table-cell office:value-type="float" office:value="173.25">
                <text:p>173.25</text:p>
              </table:table-cell>
              <table:table-cell office:value-type="float" office:value="173.0625">
                <text:p>173.0625</text:p>
              </table:table-cell>
              <table:table-cell office:value-type="float" office:value="172.40625">
                <text:p>172.40625</text:p>
              </table:table-cell>
              <table:table-cell office:value-type="float" office:value="172.78125">
                <text:p>172.78125</text:p>
              </table:table-cell>
              <table:table-cell office:value-type="float" office:value="173.34375">
                <text:p>173.34375</text:p>
              </table:table-cell>
              <table:table-cell office:value-type="float" office:value="173.625">
                <text:p>173.625</text:p>
              </table:table-cell>
              <table:table-cell office:value-type="float" office:value="173.90625">
                <text:p>173.90625</text:p>
              </table:table-cell>
              <table:table-cell office:value-type="float" office:value="174.28125">
                <text:p>174.28125</text:p>
              </table:table-cell>
              <table:table-cell office:value-type="float" office:value="174.84375">
                <text:p>174.84375</text:p>
              </table:table-cell>
              <table:table-cell office:value-type="float" office:value="175.3125">
                <text:p>175.3125</text:p>
              </table:table-cell>
              <table:table-cell office:value-type="float" office:value="175.40625">
                <text:p>175.40625</text:p>
              </table:table-cell>
              <table:table-cell office:value-type="float" office:value="175.6875">
                <text:p>175.6875</text:p>
              </table:table-cell>
              <table:table-cell office:value-type="float" office:value="173.5625">
                <text:p>173.5625</text:p>
              </table:table-cell>
              <table:table-cell office:value-type="float" office:value="172.46875">
                <text:p>172.46875</text:p>
              </table:table-cell>
              <table:table-cell office:value-type="float" office:value="171.375">
                <text:p>171.375</text:p>
              </table:table-cell>
              <table:table-cell office:value-type="float" office:value="168.625">
                <text:p>168.625</text:p>
              </table:table-cell>
              <table:table-cell office:value-type="float" office:value="163.875">
                <text:p>163.875</text:p>
              </table:table-cell>
              <table:table-cell office:value-type="float" office:value="161.40625">
                <text:p>161.40625</text:p>
              </table:table-cell>
              <table:table-cell office:value-type="float" office:value="163.90625">
                <text:p>163.90625</text:p>
              </table:table-cell>
              <table:table-cell office:value-type="float" office:value="162.8125">
                <text:p>162.8125</text:p>
              </table:table-cell>
              <table:table-cell office:value-type="float" office:value="173.71875">
                <text:p>173.71875</text:p>
              </table:table-cell>
              <table:table-cell office:value-type="float" office:value="172.90625">
                <text:p>172.90625</text:p>
              </table:table-cell>
              <table:table-cell office:value-type="float" office:value="176.5">
                <text:p>176.5</text:p>
              </table:table-cell>
              <table:table-cell office:value-type="float" office:value="175.78125">
                <text:p>175.78125</text:p>
              </table:table-cell>
              <table:table-cell office:value-type="float" office:value="169.9375">
                <text:p>169.9375</text:p>
              </table:table-cell>
              <table:table-cell office:value-type="float" office:value="168.28125">
                <text:p>168.28125</text:p>
              </table:table-cell>
              <table:table-cell office:value-type="float" office:value="165.625">
                <text:p>165.625</text:p>
              </table:table-cell>
              <table:table-cell office:value-type="float" office:value="163.625">
                <text:p>163.6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9.8125">
                <text:p>89.8125</text:p>
              </table:table-cell>
              <table:table-cell office:value-type="float" office:value="89.15625">
                <text:p>89.15625</text:p>
              </table:table-cell>
              <table:table-cell office:value-type="float" office:value="88.125">
                <text:p>88.125</text:p>
              </table:table-cell>
              <table:table-cell office:value-type="float" office:value="86.90625">
                <text:p>86.90625</text:p>
              </table:table-cell>
              <table:table-cell office:value-type="float" office:value="85.03125">
                <text:p>85.03125</text:p>
              </table:table-cell>
              <table:table-cell office:value-type="float" office:value="81.65625">
                <text:p>81.65625</text:p>
              </table:table-cell>
              <table:table-cell office:value-type="float" office:value="78">
                <text:p>78</text:p>
              </table:table-cell>
              <table:table-cell office:value-type="float" office:value="75.75">
                <text:p>75.75</text:p>
              </table:table-cell>
              <table:table-cell office:value-type="float" office:value="77.9375">
                <text:p>77.9375</text:p>
              </table:table-cell>
              <table:table-cell office:value-type="float" office:value="85.125">
                <text:p>85.125</text:p>
              </table:table-cell>
              <table:table-cell office:value-type="float" office:value="98.46875">
                <text:p>98.46875</text:p>
              </table:table-cell>
              <table:table-cell office:value-type="float" office:value="117">
                <text:p>117</text:p>
              </table:table-cell>
              <table:table-cell office:value-type="float" office:value="141.21875">
                <text:p>141.21875</text:p>
              </table:table-cell>
              <table:table-cell office:value-type="float" office:value="164.1875">
                <text:p>164.1875</text:p>
              </table:table-cell>
              <table:table-cell office:value-type="float" office:value="182.96875">
                <text:p>182.96875</text:p>
              </table:table-cell>
              <table:table-cell office:value-type="float" office:value="204.21875">
                <text:p>204.21875</text:p>
              </table:table-cell>
              <table:table-cell office:value-type="float" office:value="209.65625">
                <text:p>209.65625</text:p>
              </table:table-cell>
              <table:table-cell office:value-type="float" office:value="215.6875">
                <text:p>215.6875</text:p>
              </table:table-cell>
              <table:table-cell office:value-type="float" office:value="208">
                <text:p>208</text:p>
              </table:table-cell>
              <table:table-cell office:value-type="float" office:value="193.125">
                <text:p>193.125</text:p>
              </table:table-cell>
              <table:table-cell office:value-type="float" office:value="171.28125">
                <text:p>171.28125</text:p>
              </table:table-cell>
              <table:table-cell office:value-type="float" office:value="139.9375">
                <text:p>139.9375</text:p>
              </table:table-cell>
              <table:table-cell office:value-type="float" office:value="110.0625">
                <text:p>110.0625</text:p>
              </table:table-cell>
              <table:table-cell office:value-type="float" office:value="85.65625">
                <text:p>85.65625</text:p>
              </table:table-cell>
              <table:table-cell office:value-type="float" office:value="63.09375">
                <text:p>63.09375</text:p>
              </table:table-cell>
              <table:table-cell office:value-type="float" office:value="56.625">
                <text:p>56.625</text:p>
              </table:table-cell>
              <table:table-cell office:value-type="float" office:value="50.34375">
                <text:p>50.34375</text:p>
              </table:table-cell>
              <table:table-cell office:value-type="float" office:value="58.875">
                <text:p>58.875</text:p>
              </table:table-cell>
              <table:table-cell office:value-type="float" office:value="73.5625">
                <text:p>73.5625</text:p>
              </table:table-cell>
              <table:table-cell office:value-type="float" office:value="95.40625">
                <text:p>95.40625</text:p>
              </table:table-cell>
              <table:table-cell office:value-type="float" office:value="127.40625">
                <text:p>127.40625</text:p>
              </table:table-cell>
              <table:table-cell office:value-type="float" office:value="158.21875">
                <text:p>158.21875</text:p>
              </table:table-cell>
              <table:table-cell office:value-type="float" office:value="182.625">
                <text:p>182.625</text:p>
              </table:table-cell>
              <table:table-cell office:value-type="float" office:value="205.8125">
                <text:p>205.8125</text:p>
              </table:table-cell>
              <table:table-cell office:value-type="float" office:value="212.28125">
                <text:p>212.28125</text:p>
              </table:table-cell>
              <table:table-cell office:value-type="float" office:value="217.9375">
                <text:p>217.9375</text:p>
              </table:table-cell>
              <table:table-cell office:value-type="float" office:value="209.5">
                <text:p>209.5</text:p>
              </table:table-cell>
              <table:table-cell office:value-type="float" office:value="194.15625">
                <text:p>194.15625</text:p>
              </table:table-cell>
              <table:table-cell office:value-type="float" office:value="172.03125">
                <text:p>172.03125</text:p>
              </table:table-cell>
              <table:table-cell office:value-type="float" office:value="140.3125">
                <text:p>140.3125</text:p>
              </table:table-cell>
              <table:table-cell office:value-type="float" office:value="110.15625">
                <text:p>110.15625</text:p>
              </table:table-cell>
              <table:table-cell office:value-type="float" office:value="85.65625">
                <text:p>85.65625</text:p>
              </table:table-cell>
              <table:table-cell office:value-type="float" office:value="63.09375">
                <text:p>63.09375</text:p>
              </table:table-cell>
              <table:table-cell office:value-type="float" office:value="56.625">
                <text:p>56.625</text:p>
              </table:table-cell>
              <table:table-cell office:value-type="float" office:value="50.34375">
                <text:p>50.34375</text:p>
              </table:table-cell>
              <table:table-cell office:value-type="float" office:value="58.875">
                <text:p>58.875</text:p>
              </table:table-cell>
              <table:table-cell office:value-type="float" office:value="73.5625">
                <text:p>73.5625</text:p>
              </table:table-cell>
              <table:table-cell office:value-type="float" office:value="95.40625">
                <text:p>95.40625</text:p>
              </table:table-cell>
              <table:table-cell office:value-type="float" office:value="127.40625">
                <text:p>127.40625</text:p>
              </table:table-cell>
              <table:table-cell office:value-type="float" office:value="158.21875">
                <text:p>158.21875</text:p>
              </table:table-cell>
              <table:table-cell office:value-type="float" office:value="182.625">
                <text:p>182.625</text:p>
              </table:table-cell>
              <table:table-cell office:value-type="float" office:value="205.8125">
                <text:p>205.8125</text:p>
              </table:table-cell>
              <table:table-cell office:value-type="float" office:value="212.28125">
                <text:p>212.28125</text:p>
              </table:table-cell>
              <table:table-cell office:value-type="float" office:value="217.9375">
                <text:p>217.9375</text:p>
              </table:table-cell>
              <table:table-cell office:value-type="float" office:value="209.5">
                <text:p>209.5</text:p>
              </table:table-cell>
              <table:table-cell office:value-type="float" office:value="194.15625">
                <text:p>194.15625</text:p>
              </table:table-cell>
              <table:table-cell office:value-type="float" office:value="172.03125">
                <text:p>172.03125</text:p>
              </table:table-cell>
              <table:table-cell office:value-type="float" office:value="140.3125">
                <text:p>140.3125</text:p>
              </table:table-cell>
              <table:table-cell office:value-type="float" office:value="110.15625">
                <text:p>110.15625</text:p>
              </table:table-cell>
              <table:table-cell office:value-type="float" office:value="85.65625">
                <text:p>85.65625</text:p>
              </table:table-cell>
              <table:table-cell office:value-type="float" office:value="63.09375">
                <text:p>63.09375</text:p>
              </table:table-cell>
              <table:table-cell office:value-type="float" office:value="56.625">
                <text:p>56.625</text:p>
              </table:table-cell>
              <table:table-cell office:value-type="float" office:value="50.34375">
                <text:p>50.34375</text:p>
              </table:table-cell>
              <table:table-cell office:value-type="float" office:value="58.875">
                <text:p>58.875</text:p>
              </table:table-cell>
              <table:table-cell office:value-type="float" office:value="73.5625">
                <text:p>73.5625</text:p>
              </table:table-cell>
              <table:table-cell office:value-type="float" office:value="95.40625">
                <text:p>95.40625</text:p>
              </table:table-cell>
              <table:table-cell office:value-type="float" office:value="127.40625">
                <text:p>127.40625</text:p>
              </table:table-cell>
              <table:table-cell office:value-type="float" office:value="158.21875">
                <text:p>158.21875</text:p>
              </table:table-cell>
              <table:table-cell office:value-type="float" office:value="182.625">
                <text:p>182.625</text:p>
              </table:table-cell>
              <table:table-cell office:value-type="float" office:value="205.8125">
                <text:p>205.8125</text:p>
              </table:table-cell>
              <table:table-cell office:value-type="float" office:value="212.28125">
                <text:p>212.28125</text:p>
              </table:table-cell>
              <table:table-cell office:value-type="float" office:value="217.9375">
                <text:p>217.9375</text:p>
              </table:table-cell>
              <table:table-cell office:value-type="float" office:value="209.5">
                <text:p>209.5</text:p>
              </table:table-cell>
              <table:table-cell office:value-type="float" office:value="194.15625">
                <text:p>194.15625</text:p>
              </table:table-cell>
              <table:table-cell office:value-type="float" office:value="172.03125">
                <text:p>172.03125</text:p>
              </table:table-cell>
              <table:table-cell office:value-type="float" office:value="140.3125">
                <text:p>140.3125</text:p>
              </table:table-cell>
              <table:table-cell office:value-type="float" office:value="110.15625">
                <text:p>110.15625</text:p>
              </table:table-cell>
              <table:table-cell office:value-type="float" office:value="85.65625">
                <text:p>85.65625</text:p>
              </table:table-cell>
              <table:table-cell office:value-type="float" office:value="63.09375">
                <text:p>63.09375</text:p>
              </table:table-cell>
              <table:table-cell office:value-type="float" office:value="56.625">
                <text:p>56.625</text:p>
              </table:table-cell>
              <table:table-cell office:value-type="float" office:value="50.34375">
                <text:p>50.34375</text:p>
              </table:table-cell>
              <table:table-cell office:value-type="float" office:value="58.875">
                <text:p>58.875</text:p>
              </table:table-cell>
              <table:table-cell office:value-type="float" office:value="73.5625">
                <text:p>73.5625</text:p>
              </table:table-cell>
              <table:table-cell office:value-type="float" office:value="95.40625">
                <text:p>95.40625</text:p>
              </table:table-cell>
              <table:table-cell office:value-type="float" office:value="127.40625">
                <text:p>127.40625</text:p>
              </table:table-cell>
              <table:table-cell office:value-type="float" office:value="158.21875">
                <text:p>158.21875</text:p>
              </table:table-cell>
              <table:table-cell office:value-type="float" office:value="182.625">
                <text:p>182.625</text:p>
              </table:table-cell>
              <table:table-cell office:value-type="float" office:value="205.8125">
                <text:p>205.8125</text:p>
              </table:table-cell>
              <table:table-cell office:value-type="float" office:value="212.28125">
                <text:p>212.28125</text:p>
              </table:table-cell>
              <table:table-cell office:value-type="float" office:value="217.9375">
                <text:p>217.9375</text:p>
              </table:table-cell>
              <table:table-cell office:value-type="float" office:value="209.78125">
                <text:p>209.78125</text:p>
              </table:table-cell>
              <table:table-cell office:value-type="float" office:value="195.09375">
                <text:p>195.09375</text:p>
              </table:table-cell>
              <table:table-cell office:value-type="float" office:value="174">
                <text:p>174</text:p>
              </table:table-cell>
              <table:table-cell office:value-type="float" office:value="143.5">
                <text:p>143.5</text:p>
              </table:table-cell>
              <table:table-cell office:value-type="float" office:value="115.40625">
                <text:p>115.40625</text:p>
              </table:table-cell>
              <table:table-cell office:value-type="float" office:value="94.375">
                <text:p>94.375</text:p>
              </table:table-cell>
              <table:table-cell office:value-type="float" office:value="75.09375">
                <text:p>75.09375</text:p>
              </table:table-cell>
              <table:table-cell office:value-type="float" office:value="70.78125">
                <text:p>70.78125</text:p>
              </table:table-cell>
              <table:table-cell office:value-type="float" office:value="61.03125">
                <text:p>61.03125</text:p>
              </table:table-cell>
              <table:table-cell office:value-type="float" office:value="62.65625">
                <text:p>62.65625</text:p>
              </table:table-cell>
              <table:table-cell office:value-type="float" office:value="64">
                <text:p>64</text:p>
              </table:table-cell>
              <table:table-cell office:value-type="float" office:value="66.65625">
                <text:p>66.65625</text:p>
              </table:table-cell>
              <table:table-cell office:value-type="float" office:value="75.71875">
                <text:p>75.71875</text:p>
              </table:table-cell>
              <table:table-cell office:value-type="float" office:value="82.9375">
                <text:p>82.9375</text:p>
              </table:table-cell>
              <table:table-cell office:value-type="float" office:value="88.9375">
                <text:p>88.9375</text:p>
              </table:table-cell>
              <table:table-cell office:value-type="float" office:value="91.5">
                <text:p>91.5</text:p>
              </table:table-cell>
              <table:table-cell office:value-type="float" office:value="92.34375">
                <text:p>92.34375</text:p>
              </table:table-cell>
              <table:table-cell office:value-type="float" office:value="92.625">
                <text:p>92.625</text:p>
              </table:table-cell>
              <table:table-cell office:value-type="float" office:value="91.875">
                <text:p>91.875</text:p>
              </table:table-cell>
              <table:table-cell office:value-type="float" office:value="91.125">
                <text:p>91.125</text:p>
              </table:table-cell>
              <table:table-cell office:value-type="float" office:value="90.75">
                <text:p>90.75</text:p>
              </table:table-cell>
              <table:table-cell office:value-type="float" office:value="90.46875">
                <text:p>90.46875</text:p>
              </table:table-cell>
              <table:table-cell office:value-type="float" office:value="90.1875">
                <text:p>90.187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